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COL-1" style:family="table-column">
      <style:table-column-properties fo:break-before="auto" style:column-width="12.621cm"/>
    </style:style>
    <style:style style:name="ACOL-2" style:family="table-column">
      <style:table-column-properties fo:break-before="auto" style:column-width="2.223cm"/>
    </style:style>
    <style:style style:name="ACOL-0" style:family="table-column">
      <style:table-column-properties fo:break-before="auto" style:column-width="3.175cm"/>
    </style:style>
    <style:style style:name="ACOL-4" style:family="table-column">
      <style:table-column-properties fo:break-before="auto" style:column-width="2.341cm"/>
    </style:style>
    <style:style style:name="ACOL-5" style:family="table-column">
      <style:table-column-properties fo:break-before="auto" style:column-width="2.614cm"/>
    </style:style>
    <style:style style:name="ACOL-6" style:family="table-column">
      <style:table-column-properties fo:break-before="auto" style:column-width="3.757cm"/>
    </style:style>
    <style:style style:name="ACOL-7" style:family="table-column">
      <style:table-column-properties fo:break-before="auto" style:column-width="10.592cm"/>
    </style:style>
    <style:style style:name="ACOL-8" style:family="table-column">
      <style:table-column-properties fo:break-before="auto" style:column-width="2.258cm"/>
    </style:style>
    <style:style style:name="ACOL-9" style:family="table-column">
      <style:table-column-properties fo:break-before="auto" style:column-width="2.859cm"/>
    </style:style>
    <style:style style:name="ACOL-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12.991cm"/>
    </style:style>
    <style:style style:name="co12" style:family="table-column">
      <style:table-column-properties fo:break-before="auto" style:column-width="2.849cm"/>
    </style:style>
    <style:style style:name="co13" style:family="table-column">
      <style:table-column-properties fo:break-before="auto" style:column-width="4.166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14.7cm"/>
    </style:style>
    <style:style style:name="AROW-1" style:family="table-row">
      <style:table-row-properties style:row-height="3.704cm" fo:break-before="auto" style:use-optimal-row-height="false"/>
    </style:style>
    <style:style style:name="AROW-2" style:family="table-row">
      <style:table-row-properties style:row-height="1.058cm" fo:break-before="auto" style:use-optimal-row-height="false"/>
    </style:style>
    <style:style style:name="AROW-3" style:family="table-row">
      <style:table-row-properties style:row-height="3.175cm" fo:break-before="auto" style:use-optimal-row-height="false"/>
    </style:style>
    <style:style style:name="AROW-4" style:family="table-row">
      <style:table-row-properties style:row-height="4.763cm" fo:break-before="auto" style:use-optimal-row-height="false"/>
    </style:style>
    <style:style style:name="AROW-5" style:family="table-row">
      <style:table-row-properties style:row-height="2.646cm" fo:break-before="auto" style:use-optimal-row-height="false"/>
    </style:style>
    <style:style style:name="AROW-6" style:family="table-row">
      <style:table-row-properties style:row-height="0.529cm" fo:break-before="auto" style:use-optimal-row-height="false"/>
    </style:style>
    <style:style style:name="AROW-7" style:family="table-row">
      <style:table-row-properties style:row-height="2.117cm" fo:break-before="auto" style:use-optimal-row-height="false"/>
    </style:style>
    <style:style style:name="AROW-8" style:family="table-row">
      <style:table-row-properties style:row-height="1.588cm" fo:break-before="auto" style:use-optimal-row-height="false"/>
    </style:style>
    <style:style style:name="AROW-0" style:family="table-row">
      <style:table-row-properties style:row-height="0.427cm" fo:break-before="auto" style:use-optimal-row-height="true"/>
    </style:style>
    <style:style style:name="AROW-10" style:family="table-row">
      <style:table-row-properties style:row-height="2.011cm" fo:break-before="auto" style:use-optimal-row-height="false"/>
    </style:style>
    <style:style style:name="AROW-11" style:family="table-row">
      <style:table-row-properties style:row-height="0.459cm" fo:break-before="auto" style:use-optimal-row-height="false"/>
    </style:style>
    <style:style style:name="AROW-12" style:family="table-row">
      <style:table-row-properties style:row-height="0.494cm" fo:break-before="auto" style:use-optimal-row-height="false"/>
    </style:style>
    <style:style style:name="AROW-13" style:family="table-row">
      <style:table-row-properties style:row-height="1.023cm" fo:break-before="auto" style:use-optimal-row-height="false"/>
    </style:style>
    <style:style style:name="AROW-14" style:family="table-row">
      <style:table-row-properties style:row-height="1.517cm" fo:break-before="auto" style:use-optimal-row-height="false"/>
    </style:style>
    <style:style style:name="AROW-15" style:family="table-row">
      <style:table-row-properties style:row-height="0.473cm" fo:break-before="auto" style:use-optimal-row-height="true"/>
    </style:style>
    <style:style style:name="AROW-16" style:family="table-row">
      <style:table-row-properties style:row-height="0.446cm" fo:break-before="auto" style:use-optimal-row-height="true"/>
    </style:style>
    <style:style style:name="AROW-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637cm" fo:break-before="auto" style:use-optimal-row-height="false"/>
    </style:style>
    <style:style style:name="ta-0" style:family="table" style:master-page-name="_32_011_5f_2012">
      <style:table-properties table:display="true" style:writing-mode="lr-tb"/>
    </style:style>
    <style:style style:name="ta-1" style:family="table" style:master-page-name="_32_012_5f_2013">
      <style:table-properties table:display="true" style:writing-mode="lr-tb"/>
    </style:style>
    <style:style style:name="ta-2" style:family="table" style:master-page-name="_32_013-2014">
      <style:table-properties table:display="true" style:writing-mode="lr-tb"/>
    </style:style>
    <style:style style:name="ta4" style:family="table" style:master-page-name="_32_014-2015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10000" number:language="fr" number:country="BE">
      <number:number number:min-integer-digits="1"/>
    </number:number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4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4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4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06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ff0000" gnm:pattern-colour="#000000" gnm:pattern="1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06">
      <style:table-cell-properties style:glyph-orientation-vertical="auto" fo:border-bottom="none" fo:background-color="#afff73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0.99pt solid #000000" gnm:background-colour="#afff73" gnm:pattern-colour="#000000" gnm:pattern="1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06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non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0.99pt solid #000000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 style:data-style-name="N106">
      <style:table-cell-properties style:glyph-orientation-vertical="auto" fo:background-color="#afff73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afff73" gnm:pattern-colour="#000000" gnm:pattern="1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order-bottom="none" fo:background-color="#afff73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0.99pt solid #000000" gnm:background-colour="#afff73" gnm:pattern-colour="#000000" gnm:pattern="1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non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 style:data-style-name="N106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 style:data-style-name="N106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106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4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ACE-28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 style:data-style-name="N106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2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 style:data-style-name="N106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ffff00" gnm:pattern-colour="#000000" gnm:pattern="1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ACE-35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6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0" style:family="table-cell" style:parent-style-name="Default">
      <style:table-cell-properties style:glyph-orientation-vertical="auto" fo:background-color="#ff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3366" gnm:pattern-colour="#000000" gnm:pattern="1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1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4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5" style:family="table-cell" style:parent-style-name="Default" style:data-style-name="N106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6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7" style:family="table-cell" style:parent-style-name="Default" style:data-style-name="N106">
      <style:table-cell-properties style:glyph-orientation-vertical="auto" fo:border-bottom="none" fo:background-color="#e6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gnm:background-colour="#e6ff00" gnm:pattern-colour="#000000" gnm:pattern="1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8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9" style:family="table-cell" style:parent-style-name="Default" style:data-style-name="N106">
      <style:table-cell-properties style:glyph-orientation-vertical="auto" fo:background-color="#ff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3366" gnm:pattern-colour="#000000" gnm:pattern="1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5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1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e6ff00" gnm:pattern-colour="#000000" gnm:pattern="1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5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53" style:family="table-cell" style:parent-style-name="Default" style:data-style-name="N106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54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55" style:family="table-cell" style:parent-style-name="Default" style:data-style-name="N108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5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 style:data-style-name="N4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 style:data-style-name="N4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 style:data-style-name="N4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 style:data-style-name="N106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 style:data-style-name="N106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 style:data-style-name="N4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 style:data-style-name="N106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ff0000" gnm:pattern-colour="#000000" gnm:pattern="1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73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 style:data-style-name="N106">
      <style:table-cell-properties style:glyph-orientation-vertical="auto" fo:border-bottom="none" fo:background-color="#afff73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0.99pt solid #000000" gnm:background-colour="#afff73" gnm:pattern-colour="#000000" gnm:pattern="1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75" style:family="table-cell" style:parent-style-name="Default" style:data-style-name="N106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non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0.99pt solid #000000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 style:data-style-name="N106">
      <style:table-cell-properties style:glyph-orientation-vertical="auto" fo:background-color="#afff73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afff73" gnm:pattern-colour="#000000" gnm:pattern="1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fo:border-bottom="none" fo:background-color="#afff73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0.99pt solid #000000" gnm:background-colour="#afff73" gnm:pattern-colour="#000000" gnm:pattern="1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non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 style:data-style-name="N106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8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 style:data-style-name="N106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9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 style:data-style-name="N106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ffff00" gnm:pattern-colour="#000000" gnm:pattern="1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92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ackground-color="#ff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3366" gnm:pattern-colour="#000000" gnm:pattern="1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1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 style:data-style-name="N106">
      <style:table-cell-properties style:glyph-orientation-vertical="auto" fo:border-bottom="none" fo:background-color="#e6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gnm:background-colour="#e6ff00" gnm:pattern-colour="#000000" gnm:pattern="1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0" style:family="table-cell" style:parent-style-name="Default" style:data-style-name="N106">
      <style:table-cell-properties style:glyph-orientation-vertical="auto" fo:background-color="#ff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3366" gnm:pattern-colour="#000000" gnm:pattern="1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e6ff00" gnm:pattern-colour="#000000" gnm:pattern="1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 style:data-style-name="N106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 style:data-style-name="N108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cc" gnm:pattern-colour="#000000" gnm:pattern="1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1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/>
    </style:style>
    <style:style style:name="ce112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 style:data-style-name="N1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/>
    </style:style>
    <style:style style:name="ce118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 style:data-style-name="N106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cc" gnm:pattern-colour="#000000" gnm:pattern="1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cm"/>
      <style:text-properties fo:color="#000000" style:text-line-through-style="none" style:text-line-through-type="none" style:font-name="Arial" fo:font-size="12pt" fo:font-style="normal" style:text-underline-style="none" fo:font-weight="bold" style:text-underline-mode="continuous" style:text-overline-mode="continuous" style:text-line-through-mode="continuous"/>
    </style:style>
    <style:style style:name="AC-superscript" style:family="text">
      <style:text-properties style:text-position="super 83%"/>
    </style:style>
    <style:style style:name="T2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1_2012" table:style-name="ta-0" table:print="true">
        <office:forms form:automatic-focus="false" form:apply-design-mode="false">
          <form:form/>
        </office:forms>
        <table:table-column table:default-cell-style-name="ACE-4" table:style-name="ACOL-1"/>
        <table:table-column table:default-cell-style-name="ACE-4" table:style-name="ACOL-2" table:number-columns-repeated="2"/>
        <table:table-column table:default-cell-style-name="ACE-4" table:style-name="ACOL-0" table:number-columns-repeated="1021"/>
        <table:table-row table:style-name="AROW-1">
          <table:table-cell table:style-name="ACE-0" office:value-type="string">
            <text:p>Balsamine - nouvelle identité et communication - 2011 - Budget en évolution</text:p>
          </table:table-cell>
          <table:table-cell table:style-name="ACE-0"/>
          <table:table-cell table:style-name="ACE-14"/>
          <table:table-cell table:number-columns-repeated="1021" table:style-name="ACE-4"/>
        </table:table-row>
        <table:table-row table:style-name="AROW-2">
          <table:table-cell table:style-name="ACE-1" office:value-type="string">
            <text:p>Speculoos SPRL</text:p>
          </table:table-cell>
          <table:table-cell table:style-name="ACE-7" office:value-type="string">
            <text:p>en jours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Recherche - analyse</text:p>
          </table:table-cell>
          <table:table-cell table:style-name="ACE-8" office:value-type="float" office:value="4">
            <text:p>4.00</text:p>
          </table:table-cell>
          <table:table-cell table:style-name="ACE-6"/>
          <table:table-cell table:number-columns-repeated="1021" table:style-name="ACE-4"/>
        </table:table-row>
        <table:table-row table:style-name="AROW-3">
          <table:table-cell table:style-name="ACE-0" office:value-type="string">
            <text:p>Identité graphique et supports jusqu'à l'événement du 17 et 18 juin</text:p>
          </table:table-cell>
          <table:table-cell table:style-name="ACE-9" office:value-type="float" office:value="10">
            <text:p>10.00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0" office:value-type="string">
            <text:p>Système web - pour la fin août</text:p>
          </table:table-cell>
          <table:table-cell table:style-name="ACE-9" office:value-type="float" office:value="10">
            <text:p>10.00</text:p>
          </table:table-cell>
          <table:table-cell table:style-name="ACE-14"/>
          <table:table-cell table:number-columns-repeated="1021" table:style-name="ACE-4"/>
        </table:table-row>
        <table:table-row table:style-name="AROW-4">
          <table:table-cell table:style-name="ACE-0" office:value-type="string">
            <text:p>Supports papiers - graphisme, mise en page, un jeu de corrections, mise au net, suivi de production</text:p>
          </table:table-cell>
          <table:table-cell table:style-name="ACE-9" office:value-type="float" office:value="16">
            <text:p>16.00</text:p>
          </table:table-cell>
          <table:table-cell table:style-name="ACE-14"/>
          <table:table-cell table:number-columns-repeated="1021" table:style-name="ACE-4"/>
        </table:table-row>
        <table:table-row table:style-name="AROW-5">
          <table:table-cell table:style-name="ACE-1" office:value-type="string">
            <text:p>Déclinaison auteurs (web principalement) - marge de manœuvre</text:p>
          </table:table-cell>
          <table:table-cell table:style-name="ACE-10" office:value-type="float" office:value="10">
            <text:p>10.00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Nombre de jours</text:p>
          </table:table-cell>
          <table:table-cell table:style-name="ACE-11" table:formula="of:=SUM([.B3:.B7])" office:value-type="float" office:value="50">
            <text:p>50.00</text:p>
          </table:table-cell>
          <table:table-cell table:style-name="ACE-22"/>
          <table:table-cell table:number-columns-repeated="1021" table:style-name="ACE-4"/>
        </table:table-row>
        <table:table-row table:style-name="AROW-6">
          <table:table-cell table:style-name="ACE-3" office:value-type="string">
            <text:p>Prix/jour TVAC</text:p>
          </table:table-cell>
          <table:table-cell table:style-name="ACE-3" office:value-type="float" office:value="500">
            <text:p>500</text:p>
          </table:table-cell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TVAC</text:p>
          </table:table-cell>
          <table:table-cell table:style-name="ACE-6" table:formula="of:=[.B8]*[.B9]" office:value-type="float" office:value="25000">
            <text:p>25,000.00 €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1" office:value-type="string">
            <text:p>Total HTVA selon répartition 5/8 à 21% et 3/8 à 6%</text:p>
          </table:table-cell>
          <table:table-cell table:style-name="ACE-5" table:formula="of:=(([.B10]*0.625)/1.21)+(([.B10]*0.375)/1.0600000000000001)" office:value-type="float" office:value="21757.562763137379">
            <text:p>21,757.56 €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Décompte au 3 juillet 2011</text:p>
          </table:table-cell>
          <table:table-cell table:style-name="ACE-3"/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Steph</text:p>
          </table:table-cell>
          <table:table-cell table:style-name="ACE-8" table:formula="of:=140/8" office:value-type="float" office:value="17.5">
            <text:p>17.50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 office:value-type="string">
            <text:p>Alex</text:p>
          </table:table-cell>
          <table:table-cell table:style-name="ACE-9" office:value-type="float" office:value="6">
            <text:p>6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Ludi</text:p>
          </table:table-cell>
          <table:table-cell table:style-name="ACE-9" table:formula="of:=110/8" office:value-type="float" office:value="13.75">
            <text:p>13.75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1" office:value-type="string">
            <text:p>Pierre</text:p>
          </table:table-cell>
          <table:table-cell table:style-name="ACE-10" table:formula="of:=(((7*3)+20)/8)+3" office:value-type="float" office:value="8.125">
            <text:p>8.13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actuel</text:p>
          </table:table-cell>
          <table:table-cell table:style-name="ACE-8" table:formula="of:=SUM([.B13:.B16])" office:value-type="float" office:value="45.375">
            <text:p>45.38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1" office:value-type="string">
            <text:p>Total actuel en heures</text:p>
          </table:table-cell>
          <table:table-cell table:style-name="ACE-1" table:formula="of:=SUM([.B13:.B15])*8" office:value-type="float" office:value="298">
            <text:p>298</text:p>
          </table:table-cell>
          <table:table-cell table:style-name="ACE-5"/>
          <table:table-cell table:number-columns-repeated="1021" table:style-name="ACE-4"/>
        </table:table-row>
        <table:table-row table:style-name="AROW-7">
          <table:table-cell table:style-name="ACE-3" office:value-type="string">
            <text:p>Encore à prester à partir du 3 juillet 2011</text:p>
          </table:table-cell>
          <table:table-cell table:style-name="ACE-3"/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Site</text:p>
          </table:table-cell>
          <table:table-cell table:style-name="ACE-8" table:formula="of:=(2+2)+4" office:value-type="float" office:value="8">
            <text:p>8.00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 office:value-type="string">
            <text:p>Newsletter</text:p>
          </table:table-cell>
          <table:table-cell table:style-name="ACE-9" office:value-type="float" office:value="3">
            <text:p>3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Flyer et outil</text:p>
          </table:table-cell>
          <table:table-cell table:style-name="ACE-9" office:value-type="float" office:value="4">
            <text:p>4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Affiches</text:p>
          </table:table-cell>
          <table:table-cell table:style-name="ACE-9" office:value-type="float" office:value="2">
            <text:p>2.00</text:p>
          </table:table-cell>
          <table:table-cell table:style-name="ACE-14"/>
          <table:table-cell table:number-columns-repeated="1021" table:style-name="ACE-4"/>
        </table:table-row>
        <table:table-row table:style-name="AROW-8">
          <table:table-cell table:style-name="ACE-0" office:value-type="string">
            <text:p>Logos, papeterie et signalé <text:s/>tique</text:p>
          </table:table-cell>
          <table:table-cell table:style-name="ACE-9" office:value-type="float" office:value="3">
            <text:p>3.00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0" office:value-type="string">
            <text:p>Programme Genese</text:p>
          </table:table-cell>
          <table:table-cell table:style-name="ACE-9" office:value-type="float" office:value="3">
            <text:p>3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Fanzine</text:p>
          </table:table-cell>
          <table:table-cell table:style-name="ACE-9" office:value-type="float" office:value="8">
            <text:p>8.00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Jetons</text:p>
          </table:table-cell>
          <table:table-cell table:style-name="ACE-9" office:value-type="float" office:value="1">
            <text:p>1.00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1" office:value-type="string">
            <text:p>Paiement en ligne</text:p>
          </table:table-cell>
          <table:table-cell table:style-name="ACE-12" office:value-type="string">
            <text:p>hors budget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3" office:value-type="string">
            <text:p>Total boulot à venir</text:p>
          </table:table-cell>
          <table:table-cell table:style-name="ACE-11" table:formula="of:=SUM([.B20:.B28])" office:value-type="float" office:value="32">
            <text:p>32.00</text:p>
          </table:table-cell>
          <table:table-cell table:style-name="ACE-22"/>
          <table:table-cell table:number-columns-repeated="1021" table:style-name="ACE-4"/>
        </table:table-row>
        <table:table-row table:style-name="AROW-2">
          <table:table-cell table:style-name="ACE-3" office:value-type="string">
            <text:p>On travaille à deux au moins</text:p>
          </table:table-cell>
          <table:table-cell table:style-name="ACE-11" table:formula="of:=SUM([.B29])*2" office:value-type="float" office:value="64">
            <text:p>64.00</text:p>
          </table:table-cell>
          <table:table-cell table:style-name="ACE-22"/>
          <table:table-cell table:number-columns-repeated="1021" table:style-name="ACE-4"/>
        </table:table-row>
        <table:table-row table:style-name="AROW-6">
          <table:table-cell table:style-name="ACE-2" office:value-type="string">
            <text:p>Total </text:p>
          </table:table-cell>
          <table:table-cell table:style-name="ACE-8" table:formula="of:=SUM([.B17];[.B30])" office:value-type="float" office:value="109.375">
            <text:p>109.38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0" office:value-type="string">
            <text:p>Budget HTVA une fois décompté la part spec (qui contient Pierre)</text:p>
          </table:table-cell>
          <table:table-cell table:style-name="ACE-13" table:formula="of:=([.B11]*0.625)" office:value-type="float" office:value="13598.476726960862">
            <text:p>13,598.48 €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0" office:value-type="string">
            <text:p>Budget journalier HTVA</text:p>
          </table:table-cell>
          <table:table-cell table:style-name="ACE-14" table:formula="of:=[.B32]/[.B31]" office:value-type="float" office:value="124.32893007507074">
            <text:p>124.33 €</text:p>
          </table:table-cell>
          <table:table-cell table:style-name="ACE-14"/>
          <table:table-cell table:number-columns-repeated="1021" table:style-name="ACE-4"/>
        </table:table-row>
        <table:table-row table:style-name="AROW-2">
          <table:table-cell table:style-name="ACE-1" office:value-type="string">
            <text:p>Budget par heure HTVA</text:p>
          </table:table-cell>
          <table:table-cell table:style-name="ACE-5" table:formula="of:=[.B33]/8" office:value-type="float" office:value="15.541116259383843">
            <text:p>15.54 €</text:p>
          </table:table-cell>
          <table:table-cell table:style-name="ACE-5"/>
          <table:table-cell table:number-columns-repeated="1021" table:style-name="ACE-4"/>
        </table:table-row>
        <table:table-row table:style-name="AROW-7">
          <table:table-cell table:style-name="ACE-2" office:value-type="string">
            <text:p>Total de jours si on compte la journée à 130 eur HTVA</text:p>
          </table:table-cell>
          <table:table-cell table:style-name="ACE-8" table:formula="of:=[.B32]/130" office:value-type="float" office:value="104.60366713046817">
            <text:p>104.60</text:p>
          </table:table-cell>
          <table:table-cell table:style-name="ACE-6"/>
          <table:table-cell table:number-columns-repeated="1021" table:style-name="ACE-4"/>
        </table:table-row>
        <table:table-row table:style-name="AROW-5">
          <table:table-cell table:style-name="ACE-1" office:value-type="string">
            <text:p>Total de jours restants si on compte la journée à 130 eur HTVA</text:p>
          </table:table-cell>
          <table:table-cell table:style-name="ACE-10" table:formula="of:=[.B35]-[.B17]" office:value-type="float" office:value="59.228667130468168">
            <text:p>59.23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 office:value-type="string">
            <text:p>Ratio à facturer</text:p>
          </table:table-cell>
          <table:table-cell table:style-name="ACE-15" table:formula="of:=[.B17]/[.B35]" office:value-type="float" office:value="0.43378020335946244">
            <text:p>43.38%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0" office:value-type="string">
            <text:p>Fact 1 à 21% - juin</text:p>
          </table:table-cell>
          <table:table-cell table:style-name="ACE-0" office:value-type="float" office:value="5000">
            <text:p>5000</text:p>
          </table:table-cell>
          <table:table-cell table:style-name="ACE-14" table:formula="of:=[.B38]*1.21" office:value-type="float" office:value="6050">
            <text:p>6,050.00 €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Fact 2 à 6% - juillet</text:p>
          </table:table-cell>
          <table:table-cell table:style-name="ACE-14" table:formula="of:=(9000-[.C38])/1.0600000000000001" office:value-type="float" office:value="2783.018867924528">
            <text:p>2,783.02 €</text:p>
          </table:table-cell>
          <table:table-cell table:style-name="ACE-14" table:formula="of:=[.B39]*1.0600000000000001" office:value-type="float" office:value="2950">
            <text:p>2,950.00 €</text:p>
          </table:table-cell>
          <table:table-cell table:number-columns-repeated="1021" table:style-name="ACE-4"/>
        </table:table-row>
        <table:table-row table:style-name="AROW-1">
          <table:table-cell table:style-name="ACE-0" office:value-type="string">
            <text:p>Fact 3 à 21% et 6% = 5000.00 eur HTVA à 21% et 3007.49 eur HTVA à 6% - septembre</text:p>
          </table:table-cell>
          <table:table-cell table:style-name="ACE-14" table:formula="of:=5000+3007.4899999999998" office:value-type="float" office:value="8007.4899999999998">
            <text:p>8,007.49 €</text:p>
          </table:table-cell>
          <table:table-cell table:style-name="ACE-14" table:formula="of:=(5000*1.21)+(3007.4899999999998*1.0600000000000001)" office:value-type="float" office:value="9237.9393999999993">
            <text:p>9,237.94 €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Fact 4 à 21% - décembre</text:p>
          </table:table-cell>
          <table:table-cell table:style-name="ACE-14" table:formula="of:=(((25000*0.625)/1.21)-[.B38])-5000" office:value-type="float" office:value="2913.2231404958675">
            <text:p>2,913.22 €</text:p>
          </table:table-cell>
          <table:table-cell table:style-name="ACE-14" table:formula="of:=[.B41]*1.21" office:value-type="float" office:value="3524.9999999999995">
            <text:p>3,525.00 €</text:p>
          </table:table-cell>
          <table:table-cell table:number-columns-repeated="1021" table:style-name="ACE-4"/>
        </table:table-row>
        <table:table-row table:style-name="AROW-8">
          <table:table-cell table:style-name="ACE-1" office:value-type="string">
            <text:p>Fact 5 à 6% - janvier ou février</text:p>
          </table:table-cell>
          <table:table-cell table:style-name="ACE-5" table:formula="of:=(((25000*0.375)/1.0600000000000001)-[.B39])-3007.4899999999998" office:value-type="float" office:value="3053.8307547169825">
            <text:p>3,053.83 €</text:p>
          </table:table-cell>
          <table:table-cell table:style-name="ACE-5" table:formula="of:=[.B42]*1.0600000000000001" office:value-type="float" office:value="3237.0606000000016">
            <text:p>3,237.06 €</text:p>
          </table:table-cell>
          <table:table-cell table:number-columns-repeated="1021" table:style-name="ACE-4"/>
        </table:table-row>
        <table:table-row table:style-name="AROW-2">
          <table:table-cell table:style-name="ACE-2" office:value-type="string">
            <text:p>Ludi - facturé (avec erreur)</text:p>
          </table:table-cell>
          <table:table-cell table:style-name="ACE-2" office:value-type="float" office:value="1446">
            <text:p>1446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1" office:value-type="string">
            <text:p>stdin - facturé</text:p>
          </table:table-cell>
          <table:table-cell table:style-name="ACE-1" office:value-type="float" office:value="3055">
            <text:p>3055</text:p>
          </table:table-cell>
          <table:table-cell table:style-name="ACE-5"/>
          <table:table-cell table:number-columns-repeated="1021" table:style-name="ACE-4"/>
        </table:table-row>
        <table:table-row table:style-name="AROW-5">
          <table:table-cell table:style-name="ACE-2" office:value-type="string">
            <text:p>Ludi - montant réel qui correspond au décompte du 3 juillet</text:p>
          </table:table-cell>
          <table:table-cell table:style-name="ACE-16" table:formula="of:=([.B32]*[.B37])*([.B15]/[.B17])" office:value-type="float" office:value="1787.5">
            <text:p>1,787.50 €</text:p>
          </table:table-cell>
          <table:table-cell table:style-name="ACE-6" table:formula="of:=[.B45]*1.21" office:value-type="float" office:value="2162.875">
            <text:p>2,162.88 €</text:p>
          </table:table-cell>
          <table:table-cell table:number-columns-repeated="1021" table:style-name="ACE-4"/>
        </table:table-row>
        <table:table-row table:style-name="AROW-5">
          <table:table-cell table:style-name="ACE-1" office:value-type="string">
            <text:p>stdin - montant réel qui correspond au décompte du 3 juillet = ok</text:p>
          </table:table-cell>
          <table:table-cell table:style-name="ACE-17" table:formula="of:=([.B32]*[.B37])*(([.B13]+[.B14])/[.B17])" office:value-type="float" office:value="3055">
            <text:p>3,055.00 €</text:p>
          </table:table-cell>
          <table:table-cell table:style-name="ACE-14" table:formula="of:=[.B46]*1.21" office:value-type="float" office:value="3696.5499999999997">
            <text:p>3,696.55 €</text:p>
          </table:table-cell>
          <table:table-cell table:number-columns-repeated="1021" table:style-name="ACE-4"/>
        </table:table-row>
        <table:table-row table:style-name="AROW-8">
          <table:table-cell table:style-name="ACE-2" office:value-type="string">
            <text:p>Ludi - différence, à reporter</text:p>
          </table:table-cell>
          <table:table-cell table:style-name="ACE-6" table:formula="of:=[.B43]-[.B45]" office:value-type="float" office:value="-341.5">
            <text:p>−341.50 €</text:p>
          </table:table-cell>
          <table:table-cell table:style-name="ACE-14" table:formula="of:=[.B47]*1.21" office:value-type="float" office:value="-413.21499999999997">
            <text:p>−413.21 €</text:p>
          </table:table-cell>
          <table:table-cell table:number-columns-repeated="1021" table:style-name="ACE-4"/>
        </table:table-row>
        <table:table-row table:style-name="AROW-8">
          <table:table-cell table:style-name="ACE-1" office:value-type="string">
            <text:p>stdin - différence, à reporter</text:p>
          </table:table-cell>
          <table:table-cell table:style-name="ACE-5" table:formula="of:=[.B44]-[.B46]" office:value-type="float" office:value="0">
            <text:p>0.00 €</text:p>
          </table:table-cell>
          <table:table-cell table:style-name="ACE-5" table:formula="of:=[.B48]*1.21" office:value-type="float" office:value="0">
            <text:p>0.00 €</text:p>
          </table:table-cell>
          <table:table-cell table:number-columns-repeated="1021" table:style-name="ACE-4"/>
        </table:table-row>
        <table:table-row table:style-name="AROW-2">
          <table:table-cell table:style-name="ACE-2" office:value-type="string">
            <text:p>Reste à facturer TVAC</text:p>
          </table:table-cell>
          <table:table-cell table:style-name="ACE-2"/>
          <table:table-cell table:style-name="ACE-6" table:formula="of:=[.B10]-([.B36]*130)" office:value-type="float" office:value="17300.273273039136">
            <text:p>17,300.27 €</text:p>
          </table:table-cell>
          <table:table-cell table:number-columns-repeated="1021" table:style-name="ACE-4"/>
        </table:table-row>
        <table:table-row table:style-name="AROW-6">
          <table:table-cell table:style-name="ACE-0" office:value-type="string">
            <text:p>Dont TVA 21%</text:p>
          </table:table-cell>
          <table:table-cell table:style-name="ACE-14" table:formula="of:=([.B10]*0.625)-[.B38]" office:value-type="float" office:value="10625">
            <text:p>10,625.00 €</text:p>
          </table:table-cell>
          <table:table-cell table:style-name="ACE-0"/>
          <table:table-cell table:number-columns-repeated="1021" table:style-name="ACE-4"/>
        </table:table-row>
        <table:table-row table:style-name="AROW-6">
          <table:table-cell table:style-name="ACE-1" office:value-type="string">
            <text:p>Dont TVA 6%</text:p>
          </table:table-cell>
          <table:table-cell table:style-name="ACE-5" table:formula="of:=([.B10]*0.375)-[.B39]" office:value-type="float" office:value="6591.9811320754725">
            <text:p>6,591.98 €</text:p>
          </table:table-cell>
          <table:table-cell table:style-name="ACE-1"/>
          <table:table-cell table:number-columns-repeated="1021" table:style-name="ACE-4"/>
        </table:table-row>
        <table:table-row table:style-name="AROW-2">
          <table:table-cell table:style-name="ACE-2" office:value-type="string">
            <text:p>19 sept - stdin à 6%</text:p>
          </table:table-cell>
          <table:table-cell table:style-name="ACE-18" office:value-type="float" office:value="3154">
            <text:p>3154</text:p>
          </table:table-cell>
          <table:table-cell table:style-name="ACE-6" table:formula="of:=[.B52]*1.0600000000000001" office:value-type="float" office:value="3343.2400000000002">
            <text:p>3,343.24 €</text:p>
          </table:table-cell>
          <table:table-cell table:number-columns-repeated="1021" table:style-name="ACE-4"/>
        </table:table-row>
        <table:table-row table:style-name="AROW-2">
          <table:table-cell table:style-name="ACE-0" office:value-type="string">
            <text:p>19 sept - ludi à 21%</text:p>
          </table:table-cell>
          <table:table-cell table:style-name="ACE-19" table:formula="of:=341.5+1872.5699999999999" office:value-type="float" office:value="2214.0699999999997">
            <text:p>2,214.07 €</text:p>
          </table:table-cell>
          <table:table-cell table:style-name="ACE-14" table:formula="of:=[.B53]*1.21" office:value-type="float" office:value="2679.0246999999995">
            <text:p>2,679.02 €</text:p>
          </table:table-cell>
          <table:table-cell table:number-columns-repeated="1021" table:style-name="ACE-4"/>
        </table:table-row>
        <table:table-row table:style-name="AROW-6">
          <table:table-cell table:style-name="ACE-1"/>
          <table:table-cell table:style-name="ACE-5" table:formula="of:=SUM([.B52:.B53])" office:value-type="float" office:value="5368.0699999999997">
            <text:p>5,368.07 €</text:p>
          </table:table-cell>
          <table:table-cell table:style-name="ACE-5" table:formula="of:=SUM([.C52:.C53])" office:value-type="float" office:value="6022.2646999999997">
            <text:p>6,022.26 €</text:p>
          </table:table-cell>
          <table:table-cell table:number-columns-repeated="1021" table:style-name="ACE-4"/>
        </table:table-row>
        <table:table-row table:style-name="AROW-7">
          <table:table-cell table:style-name="ACE-2" office:value-type="string">
            <text:p>Reste à facturer par stdin et ludi HTVA</text:p>
          </table:table-cell>
          <table:table-cell table:style-name="ACE-6" table:formula="of:=(([.B32]-[.B54])-[.B46])-[.B43]" office:value-type="float" office:value="3729.4067269608622">
            <text:p>3,729.41 €</text:p>
          </table:table-cell>
          <table:table-cell table:style-name="ACE-6" office:value-type="string">
            <text:p><text:line-break/></text:p>
          </table:table-cell>
          <table:table-cell table:number-columns-repeated="1021" table:style-name="ACE-4"/>
        </table:table-row>
        <table:table-row table:style-name="AROW-2">
          <table:table-cell table:style-name="ACE-1" office:value-type="string">
            <text:p>fact affiche + 950</text:p>
          </table:table-cell>
          <table:table-cell table:style-name="ACE-5" table:formula="of:=[.B55]+950" office:value-type="float" office:value="4679.4067269608622">
            <text:p>4,679.41 €</text:p>
          </table:table-cell>
          <table:table-cell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ludi fin mars: HT 21%</text:p>
          </table:table-cell>
          <table:table-cell table:style-name="ACE-20" office:value-type="float" office:value="2035">
            <text:p>2035</text:p>
          </table:table-cell>
          <table:table-cell table:style-name="ACE-6"/>
          <table:table-cell table:number-columns-repeated="1021" table:style-name="ACE-4"/>
        </table:table-row>
        <table:table-row table:style-name="AROW-2">
          <table:table-cell table:style-name="ACE-1" office:value-type="string">
            <text:p>steph fin mars: HT 21%</text:p>
          </table:table-cell>
          <table:table-cell table:style-name="ACE-21" office:value-type="float" office:value="1719.25">
            <text:p>1719.25</text:p>
          </table:table-cell>
          <table:table-cell table:style-name="ACE-5"/>
          <table:table-cell table:number-columns-repeated="1021" table:style-name="ACE-4"/>
        </table:table-row>
        <table:table-row table:style-name="AROW-6">
          <table:table-cell table:style-name="ACE-2"/>
          <table:table-cell table:style-name="ACE-6" table:formula="of:=[.B56]-([.B57]+[.B58])" office:value-type="float" office:value="925.15672696086222">
            <text:p>925.16 €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/>
          <table:table-cell table:number-columns-repeated="2"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Soit en jours</text:p>
          </table:table-cell>
          <table:table-cell table:style-name="ACE-14" table:formula="of:=[.B55]/130" office:value-type="float" office:value="28.687744053545092">
            <text:p>28.69 €</text:p>
          </table:table-cell>
          <table:table-cell table:style-name="ACE-14"/>
          <table:table-cell table:number-columns-repeated="1021" table:style-name="ACE-4"/>
        </table:table-row>
        <table:table-row table:style-name="AROW-3">
          <table:table-cell table:style-name="ACE-1" office:value-type="string">
            <text:p>Par ex les 7 flyers = 4j, le fanzine = 10j, site modifs = 4j, papeterie = 2j</text:p>
          </table:table-cell>
          <table:table-cell table:number-columns-repeated="2" table:style-name="ACE-5"/>
          <table:table-cell table:number-columns-repeated="1021" table:style-name="ACE-4"/>
        </table:table-row>
        <table:table-row table:style-name="AROW-2">
          <table:table-cell table:style-name="ACE-2" office:value-type="string">
            <text:p>Reste spec 37.5% compris</text:p>
          </table:table-cell>
          <table:table-cell table:style-name="ACE-6" table:formula="of:=[.B55]*(100/62.5)" office:value-type="float" office:value="5967.0507631373803">
            <text:p>5,967.05 €</text:p>
          </table:table-cell>
          <table:table-cell table:style-name="ACE-6"/>
          <table:table-cell table:number-columns-repeated="1021" table:style-name="ACE-4"/>
        </table:table-row>
        <table:table-row table:style-name="AROW-6">
          <table:table-cell table:style-name="ACE-0"/>
          <table:table-cell table:number-columns-repeated="2"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total steph</text:p>
          </table:table-cell>
          <table:table-cell table:style-name="ACE-14" table:formula="of:=([.B46]+[.B52])+[.B58]" office:value-type="float" office:value="7928.25">
            <text:p>7,928.25 €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total ludi</text:p>
          </table:table-cell>
          <table:table-cell table:style-name="ACE-14" table:formula="of:=([.B45]+[.B53])+[.B57]" office:value-type="float" office:value="6036.5699999999997">
            <text:p>6,036.57 €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/>
          <table:table-cell table:style-name="ACE-14" table:formula="of:=[.B66]+[.B65]" office:value-type="float" office:value="13964.82">
            <text:p>13,964.82 €</text:p>
          </table:table-cell>
          <table:table-cell table:style-name="ACE-14" table:formula="of:=[.B59]" office:value-type="float" office:value="925.15672696086222">
            <text:p>925.16 €</text:p>
          </table:table-cell>
          <table:table-cell table:number-columns-repeated="1021" table:style-name="ACE-4"/>
        </table:table-row>
        <table:table-row table:style-name="AROW-6">
          <table:table-cell table:style-name="ACE-0" office:value-type="string">
            <text:p>ludi</text:p>
          </table:table-cell>
          <table:table-cell table:style-name="ACE-14" table:formula="of:=([.C67]/[.B67])*[.B66]" office:value-type="float" office:value="399.91731674809495">
            <text:p>399.92 €</text:p>
          </table:table-cell>
          <table:table-cell table:style-name="ACE-14"/>
          <table:table-cell table:number-columns-repeated="1021" table:style-name="ACE-4"/>
        </table:table-row>
        <table:table-row table:style-name="AROW-6">
          <table:table-cell table:style-name="ACE-0" office:value-type="string">
            <text:p>steph</text:p>
          </table:table-cell>
          <table:table-cell table:style-name="ACE-14" table:formula="of:=[.C67]-[.B68]" office:value-type="float" office:value="525.23941021276732">
            <text:p>525.24 €</text:p>
          </table:table-cell>
          <table:table-cell table:style-name="ACE-14"/>
          <table:table-cell table:number-columns-repeated="1021" table:style-name="ACE-4"/>
        </table:table-row>
        <table:table-row table:style-name="AROW-0" table:number-rows-repeated="1048507">
          <table:table-cell table:number-columns-repeated="1024"/>
        </table:table-row>
        <table:named-expressions>
          <table:named-expression table:name="Print_Area" table:expression="of:=#REF!" table:base-cell-address="$'2011_2012'.$A$1"/>
          <table:named-expression table:name="Sheet_Title" table:expression="of:=&quot;2011_2012&quot;" table:base-cell-address="$'2011_2012'.$A$1"/>
        </table:named-expressions>
        <gnm:selections gnm:cursor-col="1" gnm:cursor-row="39">
          <gnm:selection gnm:start-col="1" gnm:start-row="39" gnm:end-col="1" gnm:end-row="39"/>
        </gnm:selections>
      </table:table>
      <table:table table:name="2012_2013" table:style-name="ta-1" table:print="true">
        <office:forms form:automatic-focus="false" form:apply-design-mode="false">
          <form:form/>
        </office:forms>
        <table:table-column table:default-cell-style-name="ACE-24" table:style-name="ACOL-1"/>
        <table:table-column table:default-cell-style-name="ACE-24" table:style-name="ACOL-4"/>
        <table:table-column table:default-cell-style-name="ACE-24" table:style-name="ACOL-5"/>
        <table:table-column table:default-cell-style-name="ACE-24" table:style-name="ACOL-6"/>
        <table:table-column table:default-cell-style-name="ACE-24" table:style-name="ACOL-0" table:number-columns-repeated="2"/>
        <table:table-column table:default-cell-style-name="ACE-24" table:style-name="ACOL-0" table:number-columns-repeated="1018"/>
        <table:table-row table:style-name="AROW-10">
          <table:table-cell table:style-name="ACE-23" office:value-type="string">
            <text:p>Balsamine - communication - 2012 - Budget en évolution</text:p>
          </table:table-cell>
          <table:table-cell table:number-columns-repeated="2" table:style-name="ACE-24"/>
          <table:table-cell table:style-name="ACE-32"/>
          <table:table-cell table:number-columns-repeated="1020" table:style-name="ACE-24"/>
        </table:table-row>
        <table:table-row table:style-name="AROW-11">
          <table:table-cell table:number-columns-repeated="1024"/>
        </table:table-row>
        <table:table-row table:style-name="AROW-12">
          <table:table-cell table:style-name="ACE-24"/>
          <table:table-cell table:style-name="ACE-23" office:value-type="string">
            <text:p>quantité</text:p>
          </table:table-cell>
          <table:table-cell table:style-name="ACE-23" office:value-type="string">
            <text:p>en jours</text:p>
          </table:table-cell>
          <table:table-cell table:style-name="ACE-35"/>
          <table:table-cell table:style-name="ACE-23" office:value-type="string">
            <text:p>HT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Programme</text:p>
          </table:table-cell>
          <table:table-cell table:style-name="ACE-28" office:value-type="float" office:value="1">
            <text:p>1</text:p>
          </table:table-cell>
          <table:table-cell table:style-name="ACE-23" office:value-type="float" office:value="30">
            <text:p>30</text:p>
          </table:table-cell>
          <table:table-cell table:style-name="ACE-35" table:formula="of:=[.B4]*[.C4]" office:value-type="float" office:value="30">
            <text:p>30.000000000000000</text:p>
          </table:table-cell>
          <table:table-cell table:style-name="ACE-32" table:formula="of:=pj*[.D4]" office:value-type="float" office:value="7018.8967883370988">
            <text:p>7,018.90 €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Affiche de saison</text:p>
          </table:table-cell>
          <table:table-cell table:style-name="ACE-28" office:value-type="float" office:value="1">
            <text:p>1</text:p>
          </table:table-cell>
          <table:table-cell table:style-name="ACE-23" office:value-type="float" office:value="3">
            <text:p>3</text:p>
          </table:table-cell>
          <table:table-cell table:style-name="ACE-35" table:formula="of:=[.B5]*[.C5]" office:value-type="float" office:value="3">
            <text:p>3.000000000000000</text:p>
          </table:table-cell>
          <table:table-cell table:style-name="ACE-32" table:formula="of:=pj*[.D5]" office:value-type="float" office:value="701.88967883370992">
            <text:p>701.89 €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Affiches </text:p>
          </table:table-cell>
          <table:table-cell table:style-name="ACE-28" office:value-type="float" office:value="8">
            <text:p>8</text:p>
          </table:table-cell>
          <table:table-cell table:style-name="ACE-23" office:value-type="float" office:value="2">
            <text:p>2</text:p>
          </table:table-cell>
          <table:table-cell table:style-name="ACE-35" table:formula="of:=[.B6]*[.C6]" office:value-type="float" office:value="16">
            <text:p>16.000000000000000</text:p>
          </table:table-cell>
          <table:table-cell table:style-name="ACE-32" table:formula="of:=pj*[.D6]" office:value-type="float" office:value="3743.4116204464526">
            <text:p>3,743.41 €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Flyers</text:p>
          </table:table-cell>
          <table:table-cell table:style-name="ACE-28" office:value-type="float" office:value="12">
            <text:p>12</text:p>
          </table:table-cell>
          <table:table-cell table:style-name="ACE-23" office:value-type="float" office:value="1.5">
            <text:p>1.5</text:p>
          </table:table-cell>
          <table:table-cell table:style-name="ACE-35" table:formula="of:=[.B7]*[.C7]" office:value-type="float" office:value="18">
            <text:p>18.000000000000000</text:p>
          </table:table-cell>
          <table:table-cell table:style-name="ACE-32" table:formula="of:=pj*[.D7]" office:value-type="float" office:value="4211.3380730022591">
            <text:p>4,211.34 €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Web</text:p>
          </table:table-cell>
          <table:table-cell table:style-name="ACE-28" office:value-type="float" office:value="1">
            <text:p>1</text:p>
          </table:table-cell>
          <table:table-cell table:style-name="ACE-23" office:value-type="float" office:value="7">
            <text:p>7</text:p>
          </table:table-cell>
          <table:table-cell table:style-name="ACE-35" table:formula="of:=[.B8]*[.C8]" office:value-type="float" office:value="7">
            <text:p>7.000000000000000</text:p>
          </table:table-cell>
          <table:table-cell table:style-name="ACE-32" table:formula="of:=pj*[.D8]" office:value-type="float" office:value="1637.7425839453231">
            <text:p>1,637.74 €</text:p>
          </table:table-cell>
          <table:table-cell table:number-columns-repeated="1019" table:style-name="ACE-24"/>
        </table:table-row>
        <table:table-row table:style-name="AROW-13">
          <table:table-cell table:style-name="ACE-23" office:value-type="string">
            <text:p>Signalétique et divers</text:p>
          </table:table-cell>
          <table:table-cell table:style-name="ACE-23" office:value-type="float" office:value="1">
            <text:p>1</text:p>
          </table:table-cell>
          <table:table-cell table:style-name="ACE-23" office:value-type="float" office:value="7">
            <text:p>7</text:p>
          </table:table-cell>
          <table:table-cell table:style-name="ACE-35" table:formula="of:=[.B9]*[.C9]" office:value-type="float" office:value="7">
            <text:p>7.000000000000000</text:p>
          </table:table-cell>
          <table:table-cell table:style-name="ACE-32" table:formula="of:=pj*[.D9]" office:value-type="float" office:value="1637.7425839453231">
            <text:p>1,637.74 €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Total jours</text:p>
          </table:table-cell>
          <table:table-cell table:number-columns-repeated="2" table:style-name="ACE-24"/>
          <table:table-cell table:style-name="ACE-35" table:formula="of:=SUM([.D4:.D9])" office:value-type="float" office:value="81">
            <text:p>81.000000000000000</text:p>
          </table:table-cell>
          <table:table-cell table:style-name="ACE-32" table:formula="of:=pj*[.D10]" office:value-type="float" office:value="18951.021328510167">
            <text:p>18,951.02 €</text:p>
          </table:table-cell>
          <table:table-cell table:number-columns-repeated="1019" table:style-name="ACE-24"/>
        </table:table-row>
        <table:table-row table:style-name="AROW-12">
          <table:table-cell table:number-columns-repeated="5" table:style-name="ACE-25"/>
          <table:table-cell table:number-columns-repeated="1019" table:style-name="ACE-24"/>
        </table:table-row>
        <table:table-row table:style-name="AROW-12">
          <table:table-cell table:style-name="ACE-26" office:value-type="string">
            <text:p>Couts fixes</text:p>
          </table:table-cell>
          <table:table-cell table:number-columns-repeated="2" table:style-name="ACE-26"/>
          <table:table-cell table:style-name="ACE-31"/>
          <table:table-cell table:style-name="ACE-26"/>
          <table:table-cell table:number-columns-repeated="1019" table:style-name="ACE-24"/>
        </table:table-row>
        <table:table-row table:style-name="AROW-12">
          <table:table-cell table:style-name="ACE-23" office:value-type="string">
            <text:p>Façade peinture</text:p>
          </table:table-cell>
          <table:table-cell table:style-name="ACE-24"/>
          <table:table-cell table:style-name="ACE-30"/>
          <table:table-cell table:style-name="ACE-23" office:value-type="float" office:value="0">
            <text:p>0</text:p>
          </table:table-cell>
          <table:table-cell table:number-columns-repeated="1020" table:style-name="ACE-24"/>
        </table:table-row>
        <table:table-row table:style-name="AROW-12">
          <table:table-cell table:style-name="ACE-23" office:value-type="string">
            <text:p>Prints etc</text:p>
          </table:table-cell>
          <table:table-cell table:number-columns-repeated="2" table:style-name="ACE-24"/>
          <table:table-cell table:style-name="ACE-23" office:value-type="float" office:value="500">
            <text:p>500</text:p>
          </table:table-cell>
          <table:table-cell table:number-columns-repeated="1020" table:style-name="ACE-24"/>
        </table:table-row>
        <table:table-row table:style-name="AROW-12">
          <table:table-cell table:number-columns-repeated="3" table:style-name="ACE-24"/>
          <table:table-cell table:style-name="ACE-32"/>
          <table:table-cell table:number-columns-repeated="1020" table:style-name="ACE-24"/>
        </table:table-row>
        <table:table-row table:style-name="AROW-12">
          <table:table-cell table:style-name="ACE-23" office:value-type="string">
            <text:p>Total couts fixes</text:p>
          </table:table-cell>
          <table:table-cell table:number-columns-repeated="2" table:style-name="ACE-24"/>
          <table:table-cell table:style-name="ACE-32" table:formula="of:=SUM([.D13:.D15])" office:value-type="float" office:value="500">
            <text:p>500.00 €</text:p>
          </table:table-cell>
          <table:table-cell table:number-columns-repeated="1020" table:style-name="ACE-24"/>
        </table:table-row>
        <table:table-row table:style-name="AROW-12">
          <table:table-cell table:number-columns-repeated="3" table:style-name="ACE-25"/>
          <table:table-cell table:style-name="ACE-33"/>
          <table:table-cell table:style-name="ACE-25"/>
          <table:table-cell table:number-columns-repeated="1019" table:style-name="ACE-24"/>
        </table:table-row>
        <table:table-row table:style-name="AROW-12">
          <table:table-cell table:style-name="ACE-26" office:value-type="string">
            <text:p>Total TVAC</text:p>
          </table:table-cell>
          <table:table-cell table:style-name="ACE-26"/>
          <table:table-cell table:style-name="ACE-31"/>
          <table:table-cell table:style-name="ACE-26" office:value-type="float" office:value="25000">
            <text:p>25000</text:p>
          </table:table-cell>
          <table:table-cell table:style-name="ACE-26"/>
          <table:table-cell table:number-columns-repeated="1019" table:style-name="ACE-24"/>
        </table:table-row>
        <table:table-row table:style-name="AROW-14">
          <table:table-cell table:style-name="ACE-23" office:value-type="string">
            <text:p>Total HTVA selon répartition 5/8 à 21% et 3/8 à 6%</text:p>
          </table:table-cell>
          <table:table-cell table:style-name="ACE-24"/>
          <table:table-cell table:style-name="ACE-32"/>
          <table:table-cell table:style-name="ACE-32" table:formula="of:=(([.D18]*0.625)/1.21)+(([.D18]*0.375)/1.0600000000000001)" office:value-type="float" office:value="21757.562763137379">
            <text:p>21,757.56 €</text:p>
          </table:table-cell>
          <table:table-cell table:number-columns-repeated="1020" table:style-name="ACE-24"/>
        </table:table-row>
        <table:table-row table:style-name="AROW-10">
          <table:table-cell table:style-name="ACE-23" office:value-type="string">
            <text:p>Total HTVA steph et ludi à 6%, pierre moitié-moitié 21% et 6%</text:p>
          </table:table-cell>
          <table:table-cell table:style-name="ACE-24"/>
          <table:table-cell table:style-name="ACE-32"/>
          <table:table-cell table:style-name="ACE-32" table:formula="of:=(((25000/3)*2)/1.0600000000000001)+((25000/3)/1.135)" office:value-type="float" office:value="23065.414346272129">
            <text:p>23,065.41 €</text:p>
          </table:table-cell>
          <table:table-cell table:style-name="ACE-23" office:value-type="string">
            <text:p>voir avec donatella</text:p>
          </table:table-cell>
          <table:table-cell table:number-columns-repeated="1019" table:style-name="ACE-24"/>
        </table:table-row>
        <table:table-row table:style-name="AROW-12">
          <table:table-cell table:style-name="ACE-23" office:value-type="string">
            <text:p>Fee OSP 10%</text:p>
          </table:table-cell>
          <table:table-cell table:style-name="ACE-24"/>
          <table:table-cell table:style-name="ACE-32"/>
          <table:table-cell table:style-name="ACE-32" table:formula="of:=[.D20]*0.10000000000000001" office:value-type="float" office:value="2306.5414346272132">
            <text:p>2,306.54 €</text:p>
          </table:table-cell>
          <table:table-cell table:number-columns-repeated="1020" table:style-name="ACE-24"/>
        </table:table-row>
        <table:table-row table:style-name="AROW-12">
          <table:table-cell table:number-columns-repeated="2" table:style-name="ACE-24"/>
          <table:table-cell table:number-columns-repeated="2" table:style-name="ACE-32"/>
          <table:table-cell table:number-columns-repeated="1020" table:style-name="ACE-24"/>
        </table:table-row>
        <table:table-row table:style-name="AROW-12">
          <table:table-cell table:number-columns-repeated="2" table:style-name="ACE-25"/>
          <table:table-cell table:number-columns-repeated="2" table:style-name="ACE-33"/>
          <table:table-cell table:style-name="ACE-25"/>
          <table:table-cell table:number-columns-repeated="1019" table:style-name="ACE-24"/>
        </table:table-row>
        <table:table-row table:style-name="AROW-12">
          <table:table-cell table:style-name="ACE-26" office:value-type="string">
            <text:p>Par heure</text:p>
          </table:table-cell>
          <table:table-cell table:style-name="ACE-26"/>
          <table:table-cell table:style-name="ACE-31"/>
          <table:table-cell table:style-name="ACE-31" table:formula="of:=((([.D19]-[.D16])-[.D21])/[.D10])/8" office:value-type="float" office:value="29.245403284737911">
            <text:p>29.25 €</text:p>
          </table:table-cell>
          <table:table-cell table:style-name="ACE-26"/>
          <table:table-cell table:number-columns-repeated="1019" table:style-name="ACE-24"/>
        </table:table-row>
        <table:table-row table:style-name="AROW-12">
          <table:table-cell table:style-name="ACE-23" office:value-type="string">
            <text:p>Par jour</text:p>
          </table:table-cell>
          <table:table-cell table:style-name="ACE-24"/>
          <table:table-cell table:style-name="ACE-32"/>
          <table:table-cell table:style-name="ACE-32" table:formula="of:=8*[.D24]" office:value-type="float" office:value="233.96322627790329">
            <text:p>233.96 €</text:p>
          </table:table-cell>
          <table:table-cell table:number-columns-repeated="1020" table:style-name="ACE-24"/>
        </table:table-row>
        <table:table-row table:style-name="AROW-0" table:number-rows-repeated="4">
          <table:table-cell table:number-columns-repeated="1024"/>
        </table:table-row>
        <table:table-row table:style-name="AROW-0">
          <table:table-cell table:style-name="ACE-24" office:value-type="string">
            <text:p>FACTURÉ</text:p>
          </table:table-cell>
          <table:table-cell table:number-columns-repeated="1023" table:style-name="ACE-24"/>
        </table:table-row>
        <table:table-row table:style-name="AROW-0">
          <table:table-cell table:style-name="ACE-24" office:value-type="string">
            <text:p>Constant @ Balsa</text:p>
          </table:table-cell>
          <table:table-cell table:style-name="ACE-24" office:value-type="float" office:value="9515.5">
            <text:p>9515.5</text:p>
          </table:table-cell>
          <table:table-cell table:number-columns-repeated="1022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1314">
            <text:p>1314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21 % TVA</text:p>
          </table:table-cell>
          <table:table-cell table:number-columns-repeated="1020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1314">
            <text:p>1314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6 % TVA</text:p>
          </table:table-cell>
          <table:table-cell table:number-columns-repeated="1020" table:style-name="ACE-24"/>
        </table:table-row>
        <table:table-row table:style-name="AROW-0">
          <table:table-cell table:style-name="ACE-24" office:value-type="string">
            <text:p>Ludi @ Constant</text:p>
          </table:table-cell>
          <table:table-cell table:style-name="ACE-24" office:value-type="float" office:value="2544.75">
            <text:p>2544.75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6 % TVA</text:p>
          </table:table-cell>
          <table:table-cell table:number-columns-repeated="1020" table:style-name="ACE-24"/>
        </table:table-row>
        <table:table-row table:style-name="AROW-0">
          <table:table-cell table:style-name="ACE-24" office:value-type="string">
            <text:p>Steph @ Constant</text:p>
          </table:table-cell>
          <table:table-cell table:style-name="ACE-24" office:value-type="float" office:value="3391.1999999999998">
            <text:p>3391.2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6 % TVA</text:p>
          </table:table-cell>
          <table:table-cell table:number-columns-repeated="1020" table:style-name="ACE-24"/>
        </table:table-row>
        <table:table-row table:style-name="AROW-0">
          <table:table-cell table:number-columns-repeated="1024"/>
        </table:table-row>
        <table:table-row table:style-name="AROW-0">
          <table:table-cell table:style-name="ACE-24" office:value-type="string">
            <text:p>Constant @ Balsa</text:p>
          </table:table-cell>
          <table:table-cell table:style-name="ACE-24" table:formula="of:=2390+3931.5+1573.75" office:value-type="float" office:value="7895.25">
            <text:p>7895.25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2151">
            <text:p>2151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style-name="ACE-24" office:value-type="string">
            <text:p>Ludi @ Constant</text:p>
          </table:table-cell>
          <table:table-cell table:style-name="ACE-24" office:value-type="float" office:value="1416.5">
            <text:p>1416.5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style-name="ACE-24" office:value-type="string">
            <text:p>Steph @ Constant</text:p>
          </table:table-cell>
          <table:table-cell table:style-name="ACE-24" office:value-type="float" office:value="3538.3499999999999">
            <text:p>3538.35</text:p>
          </table:table-cell>
          <table:table-cell table:style-name="ACE-24" office:value-type="string">
            <text:p>TVAC</text:p>
          </table:table-cell>
          <table:table-cell table:number-columns-repeated="1021" table:style-name="ACE-24"/>
        </table:table-row>
        <table:table-row table:style-name="AROW-0">
          <table:table-cell table:number-columns-repeated="1024"/>
        </table:table-row>
        <table:table-row table:style-name="AROW-15">
          <table:table-cell table:style-name="ACE-27" office:value-type="string">
            <text:p>reste à facturer après 2<text:span text:style-name="AC-superscript">e</text:span> partie</text:p>
          </table:table-cell>
          <table:table-cell table:style-name="ACE-27" table:formula="of:=[.D18]-([.B31]+[.B37])" office:value-type="float" office:value="7589.25">
            <text:p>7589.25</text:p>
          </table:table-cell>
          <table:table-cell table:style-name="ACE-34" office:value-type="float" office:value="6694.29">
            <text:p>6694.29</text:p>
          </table:table-cell>
          <table:table-cell table:style-name="ACE-24" office:value-type="string">
            <text:p>--&gt; chez smart</text:p>
          </table:table-cell>
          <table:table-cell table:number-columns-repeated="1020" table:style-name="ACE-24"/>
        </table:table-row>
        <table:table-row table:style-name="AROW-0">
          <table:table-cell table:number-columns-repeated="1024"/>
        </table:table-row>
        <table:table-row table:style-name="AROW-15">
          <table:table-cell table:style-name="ACE-24" office:value-type="string">
            <text:p>Steph 3<text:span text:style-name="AC-superscript">e</text:span> partie</text:p>
          </table:table-cell>
          <table:table-cell table:style-name="ACE-24" table:formula="of:=(26.199999999999999-1.5)*35" office:value-type="float" office:value="864.5">
            <text:p>864.5</text:p>
          </table:table-cell>
          <table:table-cell table:number-columns-repeated="1022" table:style-name="ACE-24"/>
        </table:table-row>
        <table:table-row table:style-name="AROW-15">
          <table:table-cell table:style-name="ACE-24" office:value-type="string">
            <text:p>Pierre 3<text:span text:style-name="AC-superscript">e</text:span> partie</text:p>
          </table:table-cell>
          <table:table-cell table:style-name="ACE-24" table:formula="of:=17.5*45" office:value-type="float" office:value="787.5">
            <text:p>787.5</text:p>
          </table:table-cell>
          <table:table-cell table:number-columns-repeated="1022" table:style-name="ACE-24"/>
        </table:table-row>
        <table:table-row table:style-name="AROW-15">
          <table:table-cell table:style-name="ACE-24" office:value-type="string">
            <text:p>Ludi 3<text:span text:style-name="AC-superscript">e</text:span> partie</text:p>
          </table:table-cell>
          <table:table-cell table:style-name="ACE-24" table:formula="of:=(9-2.5+8+7)*35" office:value-type="float" office:value="752.5">
            <text:p>752.5</text:p>
          </table:table-cell>
          <table:table-cell table:number-columns-repeated="1022" table:style-name="ACE-24"/>
        </table:table-row>
        <table:table-row table:style-name="AROW-0">
          <table:table-cell table:style-name="ACE-27" office:value-type="string">
            <text:p>reste à se partager</text:p>
          </table:table-cell>
          <table:table-cell table:style-name="ACE-27" table:formula="of:=[.B42]-SUM([.B44:.B46])" office:value-type="float" office:value="5184.75">
            <text:p>5184.75</text:p>
          </table:table-cell>
          <table:table-cell table:number-columns-repeated="1022" table:style-name="ACE-24"/>
        </table:table-row>
        <table:table-row table:style-name="AROW-0">
          <table:table-cell table:number-columns-repeated="1024"/>
        </table:table-row>
        <table:table-row table:style-name="AROW-0">
          <table:table-cell table:style-name="ACE-27" office:value-type="string">
            <text:p>Rattrapage</text:p>
          </table:table-cell>
          <table:table-cell table:number-columns-repeated="1023" table:style-name="ACE-24"/>
        </table:table-row>
        <table:table-row table:style-name="AROW-0">
          <table:table-cell table:style-name="ACE-24" office:value-type="string">
            <text:p>Steph</text:p>
          </table:table-cell>
          <table:table-cell table:style-name="ACE-29" table:formula="of:=([.B35]+[.B40]+[.B44])/35" office:value-type="float" office:value="222.68714285714285">
            <text:p>222.69</text:p>
          </table:table-cell>
          <table:table-cell table:style-name="ACE-29" table:formula="of:=([.B50]/[.B53])*100" office:value-type="float" office:value="46.290379098786623">
            <text:p>46.29</text:p>
          </table:table-cell>
          <table:table-cell table:style-name="ACE-36" table:formula="of:=[.B47]*[.C50]/100" office:value-type="float" office:value="2400.0404303243395">
            <text:p>2,400.04 EUR</text:p>
          </table:table-cell>
          <table:table-cell table:style-name="ACE-36" table:formula="of:=[.D50]+[.B44]" office:value-type="float" office:value="3264.5404303243395">
            <text:p>3,264.54 EUR</text:p>
          </table:table-cell>
          <table:table-cell table:style-name="ACE-36" table:formula="of:=[.E50]-([.E50]/10)" office:value-type="float" office:value="2938.0863872919053">
            <text:p>2,938.09 EUR</text:p>
          </table:table-cell>
          <table:table-cell table:number-columns-repeated="1018" table:style-name="ACE-24"/>
        </table:table-row>
        <table:table-row table:style-name="AROW-0">
          <table:table-cell table:style-name="ACE-24" office:value-type="string">
            <text:p>Ludi</text:p>
          </table:table-cell>
          <table:table-cell table:style-name="ACE-29" table:formula="of:=([.B34]+[.B39]+[.B46])/35" office:value-type="float" office:value="134.67857142857142">
            <text:p>134.68</text:p>
          </table:table-cell>
          <table:table-cell table:style-name="ACE-29" table:formula="of:=([.B51]/[.B53])*100" office:value-type="float" office:value="27.995878198998653">
            <text:p>28.00</text:p>
          </table:table-cell>
          <table:table-cell table:style-name="ACE-36" table:formula="of:=[.B47]*[.C51]/100" office:value-type="float" office:value="1451.5162949225828">
            <text:p>1,451.52 EUR</text:p>
          </table:table-cell>
          <table:table-cell table:style-name="ACE-36" table:formula="of:=[.D51]+[.B46]" office:value-type="float" office:value="2204.0162949225828">
            <text:p>2,204.02 EUR</text:p>
          </table:table-cell>
          <table:table-cell table:style-name="ACE-36" table:formula="of:=[.E51]-([.E51]/10)" office:value-type="float" office:value="1983.6146654303245">
            <text:p>1,983.61 EUR</text:p>
          </table:table-cell>
          <table:table-cell table:number-columns-repeated="1018" table:style-name="ACE-24"/>
        </table:table-row>
        <table:table-row table:style-name="AROW-0">
          <table:table-cell table:style-name="ACE-24" office:value-type="string">
            <text:p>Pierre</text:p>
          </table:table-cell>
          <table:table-cell table:style-name="ACE-29" table:formula="of:=([.B32]+[.B33]+[.B38]+[.B45])/45" office:value-type="float" office:value="123.7">
            <text:p>123.70</text:p>
          </table:table-cell>
          <table:table-cell table:style-name="ACE-29" table:formula="of:=([.B52]/[.B53])*100" office:value-type="float" office:value="25.713742702214727">
            <text:p>25.71</text:p>
          </table:table-cell>
          <table:table-cell table:style-name="ACE-36" table:formula="of:=[.B47]*[.C52]/100" office:value-type="float" office:value="1333.193274753078">
            <text:p>1,333.19 EUR</text:p>
          </table:table-cell>
          <table:table-cell table:style-name="ACE-36" table:formula="of:=[.D52]+[.B45]" office:value-type="float" office:value="2120.6932747530782">
            <text:p>2,120.69 EUR</text:p>
          </table:table-cell>
          <table:table-cell table:style-name="ACE-36" table:formula="of:=[.E52]-([.E52]/10)" office:value-type="float" office:value="1908.6239472777704">
            <text:p>1,908.62 EUR</text:p>
          </table:table-cell>
          <table:table-cell table:number-columns-repeated="1018" table:style-name="ACE-24"/>
        </table:table-row>
        <table:table-row table:style-name="AROW-0">
          <table:table-cell table:style-name="ACE-24"/>
          <table:table-cell table:style-name="ACE-29" table:formula="of:=SUM([.B50:.B52])" office:value-type="float" office:value="481.06571428571425">
            <text:p>481.07</text:p>
          </table:table-cell>
          <table:table-cell table:style-name="ACE-29"/>
          <table:table-cell table:style-name="ACE-36" table:formula="of:=SUM([.D50:.D52])" office:value-type="float" office:value="5184.75">
            <text:p>5,184.75 EUR</text:p>
          </table:table-cell>
          <table:table-cell table:number-columns-repeated="1020" table:style-name="ACE-24"/>
        </table:table-row>
        <table:table-row table:style-name="AROW-0" table:number-rows-repeated="2">
          <table:table-cell table:number-columns-repeated="1024"/>
        </table:table-row>
        <table:table-row table:style-name="AROW-0">
          <table:table-cell table:style-name="ACE-24" office:value-type="string">
            <text:p>FACTURATION NEWSLETTER ORGANON HORS ENVELOPPE</text:p>
          </table:table-cell>
          <table:table-cell table:number-columns-repeated="1023" table:style-name="ACE-24"/>
        </table:table-row>
        <table:table-row table:style-name="AROW-0">
          <table:table-cell table:style-name="ACE-24" office:value-type="string">
            <text:p>Constant @ Balsa</text:p>
          </table:table-cell>
          <table:table-cell table:style-name="ACE-24" office:value-type="float" office:value="1258.4000000000001">
            <text:p>1258.4</text:p>
          </table:table-cell>
          <table:table-cell table:number-columns-repeated="1022" table:style-name="ACE-24"/>
        </table:table-row>
        <table:table-row table:style-name="AROW-0">
          <table:table-cell table:style-name="ACE-24" office:value-type="string">
            <text:p>Pierre @ Constant</text:p>
          </table:table-cell>
          <table:table-cell table:style-name="ACE-24" office:value-type="float" office:value="435.60000000000002">
            <text:p>435.6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21%TVA</text:p>
          </table:table-cell>
          <table:table-cell table:number-columns-repeated="1020" table:style-name="ACE-24"/>
        </table:table-row>
        <table:table-row table:style-name="AROW-16">
          <table:table-cell table:style-name="ACE-24" office:value-type="string">
            <text:p>Steph @ Constant</text:p>
          </table:table-cell>
          <table:table-cell table:style-name="ACE-24" office:value-type="float" office:value="696.96000000000004">
            <text:p>696.96</text:p>
          </table:table-cell>
          <table:table-cell table:style-name="ACE-24" office:value-type="string">
            <text:p>TVAC</text:p>
          </table:table-cell>
          <table:table-cell table:style-name="ACE-24" office:value-type="string">
            <text:p>21%TVA</text:p>
          </table:table-cell>
          <table:table-cell table:number-columns-repeated="1020" table:style-name="ACE-24"/>
        </table:table-row>
        <table:table-row table:style-name="AROW-0" table:number-rows-repeated="1048517">
          <table:table-cell table:number-columns-repeated="1024"/>
        </table:table-row>
        <table:named-expressions>
          <table:named-expression table:name="Print_Area" table:expression="of:=#REF!" table:base-cell-address="$'2012_2013'.$A$1"/>
          <table:named-expression table:name="Sheet_Title" table:expression="of:=&quot;2012_2013&quot;" table:base-cell-address="$'2012_2013'.$A$1"/>
        </table:named-expressions>
        <gnm:selections gnm:cursor-col="3" gnm:cursor-row="20">
          <gnm:selection gnm:start-col="3" gnm:start-row="20" gnm:end-col="3" gnm:end-row="20"/>
        </gnm:selections>
      </table:table>
      <table:table table:name="2013-2014" table:style-name="ta-2" table:print="true">
        <office:forms form:automatic-focus="false" form:apply-design-mode="false">
          <form:form/>
        </office:forms>
        <table:table-column table:default-cell-style-name="ACE-38" table:style-name="ACOL-7"/>
        <table:table-column table:default-cell-style-name="ACE-38" table:style-name="ACOL-8"/>
        <table:table-column table:default-cell-style-name="ACE-38" table:style-name="ACOL-9"/>
        <table:table-column table:default-cell-style-name="ACE-38" table:style-name="ACOL-8"/>
        <table:table-column table:default-cell-style-name="ACE-38" table:style-name="ACOL-10"/>
        <table:table-column table:default-cell-style-name="ACE-38" table:style-name="ACOL-6"/>
        <table:table-column table:default-cell-style-name="ACE-38" table:style-name="ACOL-8" table:number-columns-repeated="1018"/>
        <table:table-row table:style-name="AROW-0">
          <table:table-cell table:style-name="ACE-37" office:value-type="string">
            <text:p>Balsamine - communication – 2013 - Budget en évolution</text:p>
          </table:table-cell>
          <table:table-cell table:number-columns-repeated="1023" table:style-name="ACE-38"/>
        </table:table-row>
        <table:table-row table:style-name="AROW-16">
          <table:table-cell table:style-name="ACE-38"/>
          <table:table-cell table:style-name="ACE-37" office:value-type="string">
            <text:p>quantité</text:p>
          </table:table-cell>
          <table:table-cell table:style-name="ACE-37" office:value-type="string">
            <text:p>jours/pièce</text:p>
          </table:table-cell>
          <table:table-cell table:style-name="ACE-48" office:value-type="string">
            <text:p>total jours</text:p>
          </table:table-cell>
          <table:table-cell table:style-name="ACE-37" office:value-type="string">
            <text:p>HT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Programme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70">
            <text:p>70</text:p>
          </table:table-cell>
          <table:table-cell table:style-name="ACE-38" table:formula="of:=[.B3]*[.C3]" office:value-type="float" office:value="70">
            <text:p>70</text:p>
          </table:table-cell>
          <table:table-cell table:style-name="ACE-46" table:formula="of:=prixjour2014*[.D3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Affiche de saison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2">
            <text:p>2</text:p>
          </table:table-cell>
          <table:table-cell table:style-name="ACE-38" table:formula="of:=[.B4]*[.C4]" office:value-type="float" office:value="2">
            <text:p>2</text:p>
          </table:table-cell>
          <table:table-cell table:style-name="ACE-46" table:formula="of:=prixjour2014*[.D4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Affiches </text:p>
          </table:table-cell>
          <table:table-cell table:style-name="ACE-38" office:value-type="float" office:value="9">
            <text:p>9</text:p>
          </table:table-cell>
          <table:table-cell table:style-name="ACE-38" office:value-type="float" office:value="0.5">
            <text:p>0.5</text:p>
          </table:table-cell>
          <table:table-cell table:style-name="ACE-38" table:formula="of:=[.B5]*[.C5]" office:value-type="float" office:value="4.5">
            <text:p>4.5</text:p>
          </table:table-cell>
          <table:table-cell table:style-name="ACE-46" table:formula="of:=prixjour2014*[.D5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Flyers</text:p>
          </table:table-cell>
          <table:table-cell table:style-name="ACE-38" office:value-type="float" office:value="14">
            <text:p>14</text:p>
          </table:table-cell>
          <table:table-cell table:style-name="ACE-38" office:value-type="float" office:value="0.33000000000000002">
            <text:p>0.33</text:p>
          </table:table-cell>
          <table:table-cell table:style-name="ACE-38" table:formula="of:=[.B6]*[.C6]" office:value-type="float" office:value="4.6200000000000001">
            <text:p>4.62</text:p>
          </table:table-cell>
          <table:table-cell table:style-name="ACE-46" table:formula="of:=prixjour2014*[.D6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gros chantier web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7">
            <text:p>7</text:p>
          </table:table-cell>
          <table:table-cell table:style-name="ACE-38" table:formula="of:=[.B7]*[.C7]" office:value-type="float" office:value="7">
            <text:p>7</text:p>
          </table:table-cell>
          <table:table-cell table:style-name="ACE-46" table:formula="of:=prixjour2014*[.D7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home été</text:p>
          </table:table-cell>
          <table:table-cell table:style-name="ACE-38" office:value-type="float" office:value="1">
            <text:p>1</text:p>
          </table:table-cell>
          <table:table-cell table:style-name="ACE-38" office:value-type="float" office:value="2">
            <text:p>2</text:p>
          </table:table-cell>
          <table:table-cell table:style-name="ACE-38" table:formula="of:=[.B8]*[.C8]" office:value-type="float" office:value="2">
            <text:p>2</text:p>
          </table:table-cell>
          <table:table-cell table:style-name="ACE-46" table:formula="of:=prixjour2014*[.D8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édition web cas par cas</text:p>
          </table:table-cell>
          <table:table-cell table:number-columns-repeated="2" table:style-name="ACE-38"/>
          <table:table-cell table:style-name="ACE-38" office:value-type="float" office:value="3">
            <text:p>3</text:p>
          </table:table-cell>
          <table:table-cell table:style-name="ACE-46" table:formula="of:=prixjour2014*[.D9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7">
          <table:table-cell table:style-name="ACE-37" office:value-type="string">
            <text:p>Signalétique et divers (bâche, mur avant, mur arrière, entrées bureaux)</text:p>
          </table:table-cell>
          <table:table-cell table:style-name="ACE-38" office:value-type="float" office:value="4">
            <text:p>4</text:p>
          </table:table-cell>
          <table:table-cell table:style-name="ACE-38" office:value-type="float" office:value="0.75">
            <text:p>0.75</text:p>
          </table:table-cell>
          <table:table-cell table:style-name="ACE-38" table:formula="of:=[.B10]*[.C10]" office:value-type="float" office:value="3">
            <text:p>3</text:p>
          </table:table-cell>
          <table:table-cell table:style-name="ACE-46" table:formula="of:=prixjour2014*[.D10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9" office:value-type="string">
            <text:p>Total jours</text:p>
          </table:table-cell>
          <table:table-cell table:style-name="ACE-42" table:formula="of:=SUM([.B3:.B10])" office:value-type="float" office:value="31">
            <text:p>31</text:p>
          </table:table-cell>
          <table:table-cell table:style-name="ACE-42"/>
          <table:table-cell table:style-name="ACE-42" table:formula="of:=SUM([.D3:.D10])" office:value-type="float" office:value="96.120000000000005">
            <text:p>96.12</text:p>
          </table:table-cell>
          <table:table-cell table:style-name="ACE-53" table:formula="of:=prixjour2014*[.D11]" office:value-type="string" office:string-value="#NOM?">
            <text:p>#NOM?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Total TVAC</text:p>
          </table:table-cell>
          <table:table-cell table:style-name="ACE-37"/>
          <table:table-cell table:style-name="ACE-44"/>
          <table:table-cell table:style-name="ACE-37" office:value-type="float" office:value="25000">
            <text:p>25000</text:p>
          </table:table-cell>
          <table:table-cell table:style-name="ACE-37" office:value-type="string">
            <text:p>Total TVAC</text:p>
          </table:table-cell>
          <table:table-cell table:number-columns-repeated="1019" table:style-name="ACE-38"/>
        </table:table-row>
        <table:table-row table:style-name="AROW-17">
          <table:table-cell table:style-name="ACE-37" office:value-type="string">
            <text:p>Total HTVA selon répartition 5/8 à 21% et 3/8 à 6%</text:p>
          </table:table-cell>
          <table:table-cell table:style-name="ACE-38"/>
          <table:table-cell table:style-name="ACE-44"/>
          <table:table-cell table:style-name="ACE-44" table:formula="of:=(([.D12]*0.625)/1.21)+(([.D12]*0.375)/1.0600000000000001)" office:value-type="float" office:value="21757.562763137379">
            <text:p>21,757.56 €</text:p>
          </table:table-cell>
          <table:table-cell table:style-name="ACE-37" office:value-type="string">
            <text:p>Total HTVA selon répartition 5/8 à 21% et 3/8 à 6%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Après coût Smart</text:p>
          </table:table-cell>
          <table:table-cell table:style-name="ACE-38"/>
          <table:table-cell table:style-name="ACE-44"/>
          <table:table-cell table:style-name="ACE-44" table:formula="of:=[.D13]-([.D13]*0.065000000000000002)" office:value-type="float" office:value="20343.321183533448">
            <text:p>20,343.32 €</text:p>
          </table:table-cell>
          <table:table-cell table:style-name="ACE-37"/>
          <table:table-cell table:number-columns-repeated="1019" table:style-name="ACE-38"/>
        </table:table-row>
        <table:table-row table:style-name="AROW-16">
          <table:table-cell table:style-name="ACE-37" office:value-type="string">
            <text:p>Fee OSP 10%</text:p>
          </table:table-cell>
          <table:table-cell table:number-columns-repeated="2" table:style-name="ACE-38"/>
          <table:table-cell table:style-name="ACE-46" table:formula="of:=[.D14]*0.10000000000000001" office:value-type="float" office:value="2034.3321183533449">
            <text:p>2,034.33 €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PierreM colors</text:p>
          </table:table-cell>
          <table:table-cell table:number-columns-repeated="2" table:style-name="ACE-38"/>
          <table:table-cell table:style-name="ACE-38" office:value-type="string">
            <text:p>600€</text:p>
          </table:table-cell>
          <table:table-cell table:style-name="ACE-38" office:value-type="string">
            <text:p>Sur 10 % OSP</text:p>
          </table:table-cell>
          <table:table-cell table:number-columns-repeated="1019" table:style-name="ACE-38"/>
        </table:table-row>
        <table:table-row table:style-name="AROW-16">
          <table:table-cell table:style-name="ACE-39" office:value-type="string">
            <text:p>Par heure</text:p>
          </table:table-cell>
          <table:table-cell table:style-name="ACE-39"/>
          <table:table-cell table:style-name="ACE-45"/>
          <table:table-cell table:style-name="ACE-45" table:formula="of:=[.D18]/8" office:value-type="float" office:value="25.649228366604287">
            <text:p>25.65 €</text:p>
          </table:table-cell>
          <table:table-cell table:style-name="ACE-39" office:value-type="string">
            <text:p>Par heure</text:p>
          </table:table-cell>
          <table:table-cell table:number-columns-repeated="1019" table:style-name="ACE-38"/>
        </table:table-row>
        <table:table-row table:style-name="AROW-16">
          <table:table-cell table:style-name="ACE-37" office:value-type="string">
            <text:p>Par jour</text:p>
          </table:table-cell>
          <table:table-cell table:style-name="ACE-38"/>
          <table:table-cell table:style-name="ACE-44"/>
          <table:table-cell table:style-name="ACE-44" table:formula="of:=(([.D13]-[.D15])/[.D11])" office:value-type="float" office:value="205.1938269328343">
            <text:p>205.19 €</text:p>
          </table:table-cell>
          <table:table-cell table:style-name="ACE-37" office:value-type="string">
            <text:p>Par jour</text:p>
          </table:table-cell>
          <table:table-cell table:number-columns-repeated="1019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40" office:value-type="string">
            <text:p>RESTE À PARTAGER</text:p>
          </table:table-cell>
          <table:table-cell table:number-columns-repeated="2" table:style-name="ACE-40"/>
          <table:table-cell table:style-name="ACE-49" table:formula="of:=[.D12]-([.C28]+[.C41])" office:value-type="float" office:value="5124.4129387183384">
            <text:p>5,124.41 €</text:p>
          </table:table-cell>
          <table:table-cell table:number-columns-repeated="1020" table:style-name="ACE-40"/>
        </table:table-row>
        <table:table-row table:style-name="AROW-0">
          <table:table-cell table:number-columns-repeated="1024"/>
        </table:table-row>
        <table:table-row table:style-name="AROW-0">
          <table:table-cell table:style-name="ACE-41" office:value-type="string">
            <text:p>4 mars → 12 juin inclus</text:p>
          </table:table-cell>
          <table:table-cell table:style-name="ACE-41" office:value-type="string">
            <text:p>heures</text:p>
          </table:table-cell>
          <table:table-cell table:style-name="ACE-41" office:value-type="string">
            <text:p>total TTC</text:p>
          </table:table-cell>
          <table:table-cell table:style-name="ACE-41" office:value-type="string">
            <text:p>%</text:p>
          </table:table-cell>
          <table:table-cell table:style-name="ACE-41" office:value-type="string">
            <text:p>à facturer à Smart</text:p>
          </table:table-cell>
          <table:table-cell table:number-columns-repeated="5" table:style-name="ACE-38"/>
          <table:table-cell table:number-columns-repeated="1014" table:style-name="ACE-41"/>
        </table:table-row>
        <table:table-row table:style-name="AROW-0">
          <table:table-cell table:style-name="ACE-38" office:value-type="string">
            <text:p>Ludi</text:p>
          </table:table-cell>
          <table:table-cell table:style-name="ACE-38" office:value-type="float" office:value="205">
            <text:p>205</text:p>
          </table:table-cell>
          <table:table-cell table:style-name="ACE-46" table:formula="of:=ph*[.B23]" office:value-type="float" office:value="5258.091815153879">
            <text:p>5,258.09 €</text:p>
          </table:table-cell>
          <table:table-cell table:style-name="ACE-38" table:formula="of:=[.B23]*100/[.B28]" office:value-type="float" office:value="34.535040431266843">
            <text:p>34.53504043</text:p>
          </table:table-cell>
          <table:table-cell table:style-name="ACE-54" table:formula="of:=[.D23]/100*[.D33]" office:value-type="float" office:value="4174.2316880053904">
            <text:p>4,174.23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teph</text:p>
          </table:table-cell>
          <table:table-cell table:style-name="ACE-38" office:value-type="float" office:value="178.59999999999999">
            <text:p>178.6</text:p>
          </table:table-cell>
          <table:table-cell table:style-name="ACE-46" table:formula="of:=ph*[.B24]" office:value-type="float" office:value="4580.9521862755255">
            <text:p>4,580.95 €</text:p>
          </table:table-cell>
          <table:table-cell table:style-name="ACE-38" table:formula="of:=[.B24]*100/[.B28]" office:value-type="float" office:value="30.087601078167115">
            <text:p>30.08760108</text:p>
          </table:table-cell>
          <table:table-cell table:style-name="ACE-54" table:formula="of:=[.D24]/100*[.D33]" office:value-type="float" office:value="3636.6720950134768">
            <text:p>3,636.67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arah</text:p>
          </table:table-cell>
          <table:table-cell table:style-name="ACE-38" office:value-type="float" office:value="99.5">
            <text:p>99.5</text:p>
          </table:table-cell>
          <table:table-cell table:style-name="ACE-46" table:formula="of:=ph*[.B25]" office:value-type="float" office:value="2552.0982224771265">
            <text:p>2,552.10 €</text:p>
          </table:table-cell>
          <table:table-cell table:style-name="ACE-38" table:formula="of:=[.B25]*100/[.B28]" office:value-type="float" office:value="16.762129380053906">
            <text:p>16.76212938</text:p>
          </table:table-cell>
          <table:table-cell table:style-name="ACE-54" table:formula="of:=[.D25]/100*[.D33]" office:value-type="float" office:value="2026.0295266172504">
            <text:p>2,026.03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Pierre</text:p>
          </table:table-cell>
          <table:table-cell table:style-name="ACE-38" office:value-type="float" office:value="108.5">
            <text:p>108.5</text:p>
          </table:table-cell>
          <table:table-cell table:style-name="ACE-46" table:formula="of:=ph*[.B26]" office:value-type="float" office:value="2782.9412777765651">
            <text:p>2,782.94 €</text:p>
          </table:table-cell>
          <table:table-cell table:style-name="ACE-38" table:formula="of:=[.B26]*100/[.B28]" office:value-type="float" office:value="18.278301886792452">
            <text:p>18.27830189</text:p>
          </table:table-cell>
          <table:table-cell table:style-name="ACE-54" table:formula="of:=[.D26]/100*[.D33]" office:value-type="float" office:value="2209.2884787735848">
            <text:p>2,209.29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Alex</text:p>
          </table:table-cell>
          <table:table-cell table:style-name="ACE-38" office:value-type="float" office:value="2">
            <text:p>2</text:p>
          </table:table-cell>
          <table:table-cell table:style-name="ACE-46" table:formula="of:=ph*[.B27]" office:value-type="float" office:value="51.298456733208575">
            <text:p>51.30 €</text:p>
          </table:table-cell>
          <table:table-cell table:style-name="ACE-38" table:formula="of:=[.B27]*100/[.B28]" office:value-type="float" office:value="0.33692722371967654">
            <text:p>0.336927224</text:p>
          </table:table-cell>
          <table:table-cell table:style-name="ACE-54" table:formula="of:=[.D27]/100*[.D33]" office:value-type="float" office:value="40.724211590296491">
            <text:p>40.72 €</text:p>
          </table:table-cell>
          <table:table-cell table:number-columns-repeated="1019" table:style-name="ACE-38"/>
        </table:table-row>
        <table:table-row table:style-name="AROW-0">
          <table:table-cell table:style-name="ACE-42" office:value-type="string">
            <text:p>total</text:p>
          </table:table-cell>
          <table:table-cell table:style-name="ACE-42" table:formula="of:=SUM([.B23:.B27])" office:value-type="float" office:value="593.60000000000002">
            <text:p>593.6</text:p>
          </table:table-cell>
          <table:table-cell table:style-name="ACE-47" table:formula="of:=ph*[.B28]" office:value-type="float" office:value="15225.381958416305">
            <text:p>15,225.38 €</text:p>
          </table:table-cell>
          <table:table-cell table:style-name="ACE-50" table:formula="of:=SUM([.D23:.D27])" office:value-type="float" office:value="99.999999999999986">
            <text:p>100</text:p>
          </table:table-cell>
          <table:table-cell table:style-name="ACE-55" table:formula="of:=SUM([.E23:.E27])" office:value-type="float" office:value="12086.945999999998">
            <text:p>12,086.95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total en jours</text:p>
          </table:table-cell>
          <table:table-cell table:style-name="ACE-38" table:formula="of:=[.B28]/8" office:value-type="float" office:value="74.200000000000003">
            <text:p>74.2</text:p>
          </table:table-cell>
          <table:table-cell table:number-columns-repeated="1022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8" office:value-type="string">
            <text:p>Après 6%TVA et 6,5 % Smart</text:p>
          </table:table-cell>
          <table:table-cell table:style-name="ACE-38" office:value-type="string">
            <text:p>Après 6%TVA et 6,5 % Smart</text:p>
          </table:table-cell>
          <table:table-cell table:style-name="ACE-38"/>
          <table:table-cell table:style-name="ACE-38" office:value-type="float" office:value="13429.940000000001">
            <text:p>13429.9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10 % OSP</text:p>
          </table:table-cell>
          <table:table-cell table:style-name="ACE-38" office:value-type="string">
            <text:p>10 % OSP</text:p>
          </table:table-cell>
          <table:table-cell table:style-name="ACE-38"/>
          <table:table-cell table:style-name="ACE-38" table:formula="of:=[.D31]/10" office:value-type="float" office:value="1342.9940000000001">
            <text:p>1342.99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à se départager</text:p>
          </table:table-cell>
          <table:table-cell table:style-name="ACE-38" office:value-type="string">
            <text:p>à se départager</text:p>
          </table:table-cell>
          <table:table-cell table:style-name="ACE-38"/>
          <table:table-cell table:style-name="ACE-51" table:formula="of:=[.D31]-[.D32]" office:value-type="float" office:value="12086.946">
            <text:p>12086.946</text:p>
          </table:table-cell>
          <table:table-cell table:number-columns-repeated="1020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41" office:value-type="string">
            <text:p>12 juin → 20 octobre inclus</text:p>
          </table:table-cell>
          <table:table-cell table:style-name="ACE-41" office:value-type="string">
            <text:p>heures</text:p>
          </table:table-cell>
          <table:table-cell table:style-name="ACE-41" office:value-type="string">
            <text:p>total TTC</text:p>
          </table:table-cell>
          <table:table-cell table:style-name="ACE-41" office:value-type="string">
            <text:p>%</text:p>
          </table:table-cell>
          <table:table-cell table:style-name="ACE-41" office:value-type="string">
            <text:p>à facturer à Smart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Ludi</text:p>
          </table:table-cell>
          <table:table-cell table:style-name="ACE-38" office:value-type="float" office:value="64">
            <text:p>64</text:p>
          </table:table-cell>
          <table:table-cell table:style-name="ACE-46" table:formula="of:=ph*[.B36]" office:value-type="float" office:value="1641.5506154626744">
            <text:p>1,641.55 €</text:p>
          </table:table-cell>
          <table:table-cell table:style-name="ACE-38" table:formula="of:=[.B36]*100/[.B41]" office:value-type="float" office:value="35.300606729178156">
            <text:p>35.30060673</text:p>
          </table:table-cell>
          <table:table-cell table:style-name="ACE-54" table:formula="of:=[.D36]/100*[.C46]" office:value-type="float" office:value="0">
            <text:p>0.00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teph</text:p>
          </table:table-cell>
          <table:table-cell table:style-name="ACE-38" office:value-type="float" office:value="90.299999999999997">
            <text:p>90.3</text:p>
          </table:table-cell>
          <table:table-cell table:style-name="ACE-46" table:formula="of:=ph*[.B37]" office:value-type="float" office:value="2316.1253215043671">
            <text:p>2,316.13 €</text:p>
          </table:table-cell>
          <table:table-cell table:style-name="ACE-38" table:formula="of:=[.B37]*100/[.B41]" office:value-type="float" office:value="49.806949806949802">
            <text:p>49.80694981</text:p>
          </table:table-cell>
          <table:table-cell table:style-name="ACE-54" table:formula="of:=[.D37]/100*[.C46]" office:value-type="float" office:value="0">
            <text:p>0.00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Sarah</text:p>
          </table:table-cell>
          <table:table-cell table:style-name="ACE-38" office:value-type="float" office:value="13.5">
            <text:p>13.5</text:p>
          </table:table-cell>
          <table:table-cell table:style-name="ACE-46" table:formula="of:=ph*[.B38]" office:value-type="float" office:value="346.2645829491579">
            <text:p>346.26 €</text:p>
          </table:table-cell>
          <table:table-cell table:style-name="ACE-38" table:formula="of:=[.B38]*100/[.B41]" office:value-type="float" office:value="7.4462217319360171">
            <text:p>7.446221732</text:p>
          </table:table-cell>
          <table:table-cell table:style-name="ACE-54" table:formula="of:=[.D38]/100*[.C46]" office:value-type="float" office:value="0">
            <text:p>0.00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Pierre</text:p>
          </table:table-cell>
          <table:table-cell table:style-name="ACE-38" office:value-type="float" office:value="12.5">
            <text:p>12.5</text:p>
          </table:table-cell>
          <table:table-cell table:style-name="ACE-46" table:formula="of:=ph*[.B39]" office:value-type="float" office:value="320.61535458255361">
            <text:p>320.62 €</text:p>
          </table:table-cell>
          <table:table-cell table:style-name="ACE-38" table:formula="of:=[.B39]*100/[.B41]" office:value-type="float" office:value="6.8946497517926089">
            <text:p>6.894649752</text:p>
          </table:table-cell>
          <table:table-cell table:style-name="ACE-54" table:formula="of:=[.D39]/100*[.C46]" office:value-type="float" office:value="0">
            <text:p>0.00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Alex</text:p>
          </table:table-cell>
          <table:table-cell table:style-name="ACE-38" office:value-type="float" office:value="1">
            <text:p>1</text:p>
          </table:table-cell>
          <table:table-cell table:style-name="ACE-46" table:formula="of:=ph*[.B40]" office:value-type="float" office:value="25.649228366604287">
            <text:p>25.65 €</text:p>
          </table:table-cell>
          <table:table-cell table:style-name="ACE-38" table:formula="of:=[.B40]*100/[.B41]" office:value-type="float" office:value="0.55157198014340869">
            <text:p>0.55157198</text:p>
          </table:table-cell>
          <table:table-cell table:style-name="ACE-54" table:formula="of:=[.D40]/100*[.C46]" office:value-type="float" office:value="0">
            <text:p>0.00 €</text:p>
          </table:table-cell>
          <table:table-cell table:number-columns-repeated="1019" table:style-name="ACE-38"/>
        </table:table-row>
        <table:table-row table:style-name="AROW-0">
          <table:table-cell table:style-name="ACE-42" office:value-type="string">
            <text:p>total</text:p>
          </table:table-cell>
          <table:table-cell table:style-name="ACE-42" table:formula="of:=SUM([.B36:.B40])" office:value-type="float" office:value="181.30000000000001">
            <text:p>181.3</text:p>
          </table:table-cell>
          <table:table-cell table:style-name="ACE-47" table:formula="of:=ph*[.B41]" office:value-type="float" office:value="4650.2051028653577">
            <text:p>4,650.21 €</text:p>
          </table:table-cell>
          <table:table-cell table:style-name="ACE-50" table:formula="of:=SUM([.D36:.D40])" office:value-type="float" office:value="100">
            <text:p>100</text:p>
          </table:table-cell>
          <table:table-cell table:style-name="ACE-55" table:formula="of:=SUM([.E36:.E40])" office:value-type="float" office:value="0">
            <text:p>0.00 €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total en jours</text:p>
          </table:table-cell>
          <table:table-cell table:style-name="ACE-38" table:formula="of:=[.B41]/8" office:value-type="float" office:value="22.662500000000001">
            <text:p>22.6625</text:p>
          </table:table-cell>
          <table:table-cell table:number-columns-repeated="1022" table:style-name="ACE-38"/>
        </table:table-row>
        <table:table-row table:style-name="AROW-0">
          <table:table-cell table:number-columns-repeated="1024"/>
        </table:table-row>
        <table:table-row table:style-name="AROW-0">
          <table:table-cell table:style-name="ACE-38" office:value-type="string">
            <text:p>Après 6%TVA et 6,5 % Smart</text:p>
          </table:table-cell>
          <table:table-cell table:number-columns-repeated="2" table:style-name="ACE-38"/>
          <table:table-cell table:style-name="ACE-52" office:value-type="float" office:value="4101.8400000000001">
            <text:p>4101.8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10 % OSP</text:p>
          </table:table-cell>
          <table:table-cell table:number-columns-repeated="2" table:style-name="ACE-38"/>
          <table:table-cell table:style-name="ACE-38" table:formula="of:=[.D44]/10" office:value-type="float" office:value="410.18400000000003">
            <text:p>410.184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à se départager</text:p>
          </table:table-cell>
          <table:table-cell table:number-columns-repeated="2" table:style-name="ACE-38"/>
          <table:table-cell table:style-name="ACE-38" table:formula="of:=[.D44]-[.D45]" office:value-type="float" office:value="3691.6559999999999">
            <text:p>3691.656</text:p>
          </table:table-cell>
          <table:table-cell table:number-columns-repeated="1020" table:style-name="ACE-38"/>
        </table:table-row>
        <table:table-row table:style-name="AROW-0">
          <table:table-cell table:style-name="ACE-38" office:value-type="string">
            <text:p>→Ludi</text:p>
          </table:table-cell>
          <table:table-cell table:number-columns-repeated="3" table:style-name="ACE-38"/>
          <table:table-cell table:style-name="ACE-56" table:formula="of:=[.D46]*[.D36]/100" office:value-type="float" office:value="1303.1769663541093">
            <text:p>1303.18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Steph</text:p>
          </table:table-cell>
          <table:table-cell table:number-columns-repeated="3" table:style-name="ACE-38"/>
          <table:table-cell table:style-name="ACE-56" table:formula="of:=[.D46]*[.D37]/100" office:value-type="float" office:value="1838.7012509652507">
            <text:p>1838.70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Sarah</text:p>
          </table:table-cell>
          <table:table-cell table:number-columns-repeated="3" table:style-name="ACE-38"/>
          <table:table-cell table:style-name="ACE-56" table:formula="of:=[.D46]*[.D38]/100" office:value-type="float" office:value="274.8888913403199">
            <text:p>274.89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Pierre</text:p>
          </table:table-cell>
          <table:table-cell table:number-columns-repeated="3" table:style-name="ACE-38"/>
          <table:table-cell table:style-name="ACE-56" table:formula="of:=[.D46]*[.D39]/100" office:value-type="float" office:value="254.52675124103695">
            <text:p>254.53</text:p>
          </table:table-cell>
          <table:table-cell table:number-columns-repeated="1019" table:style-name="ACE-38"/>
        </table:table-row>
        <table:table-row table:style-name="AROW-0">
          <table:table-cell table:style-name="ACE-38" office:value-type="string">
            <text:p>→Alex</text:p>
          </table:table-cell>
          <table:table-cell table:number-columns-repeated="3" table:style-name="ACE-38"/>
          <table:table-cell table:style-name="ACE-56" table:formula="of:=[.D46]*[.D40]/100" office:value-type="float" office:value="20.362140099282957">
            <text:p>20.36</text:p>
          </table:table-cell>
          <table:table-cell table:number-columns-repeated="1019" table:style-name="ACE-38"/>
        </table:table-row>
        <table:table-row table:style-name="AROW-0" table:number-rows-repeated="1048523">
          <table:table-cell table:number-columns-repeated="1024"/>
        </table:table-row>
        <table:table-row table:style-name="AROW-0" table:number-rows-repeated="2">
          <table:table-cell table:number-columns-repeated="1024" table:style-name="ACE-43"/>
        </table:table-row>
        <table:named-expressions>
          <table:named-expression table:name="Print_Area" table:expression="of:=#REF!" table:base-cell-address="$'2013-2014'.$A$1"/>
          <table:named-expression table:name="Sheet_Title" table:expression="of:=&quot;2013-2014&quot;" table:base-cell-address="$'2013-2014'.$A$1"/>
        </table:named-expressions>
        <gnm:selections gnm:cursor-col="3" gnm:cursor-row="16">
          <gnm:selection gnm:start-col="3" gnm:start-row="16" gnm:end-col="3" gnm:end-row="16"/>
        </gnm:selections>
      </table:table>
      <table:table table:name="2014-2015" table:style-name="ta4">
        <office:forms form:automatic-focus="false" form:apply-design-mode="false"/>
        <table:table-column table:style-name="co11" table:default-cell-style-name="ce108"/>
        <table:table-column table:style-name="co12" table:number-columns-repeated="2" table:default-cell-style-name="ce108"/>
        <table:table-column table:style-name="co13" table:default-cell-style-name="ce108"/>
        <table:table-column table:style-name="co14" table:default-cell-style-name="ce108"/>
        <table:table-column table:style-name="co15" table:default-cell-style-name="ce108"/>
        <table:table-column table:style-name="ACOL-8" table:number-columns-repeated="1018" table:default-cell-style-name="ce108"/>
        <table:table-row table:style-name="ro18">
          <table:table-cell table:style-name="ce106" office:value-type="string" calcext:value-type="string">
            <text:p>Balsamine - communication – 2014 - Budget en évolution</text:p>
          </table:table-cell>
          <table:table-cell table:style-name="ce111" office:value-type="string" calcext:value-type="string">
            <text:p>Quantité</text:p>
          </table:table-cell>
          <table:table-cell table:style-name="ce111" office:value-type="string" calcext:value-type="string">
            <text:p>Jours/pièce</text:p>
          </table:table-cell>
          <table:table-cell table:style-name="ce117" office:value-type="string" calcext:value-type="string">
            <text:p>Total jours</text:p>
          </table:table-cell>
          <table:table-cell/>
          <table:table-cell table:style-name="ce120" table:number-columns-repeated="1019"/>
        </table:table-row>
        <table:table-row table:style-name="ro18">
          <table:table-cell table:style-name="ce107" office:value-type="string" calcext:value-type="string">
            <text:p>Programme</text:p>
          </table:table-cell>
          <table:table-cell office:value-type="float" office:value="1" calcext:value-type="float">
            <text:p>1</text:p>
          </table:table-cell>
          <table:table-cell table:style-name="ce113" office:value-type="float" office:value="69" calcext:value-type="float">
            <text:p>69,00</text:p>
          </table:table-cell>
          <table:table-cell table:style-name="ce113" table:formula="of:=[.B2]*[.C2]" office:value-type="float" office:value="69" calcext:value-type="float">
            <text:p>69,00</text:p>
          </table:table-cell>
          <table:table-cell table:number-columns-repeated="1020"/>
        </table:table-row>
        <table:table-row table:style-name="ro18">
          <table:table-cell table:style-name="ce107" office:value-type="string" calcext:value-type="string">
            <text:p>Affiche de saison</text:p>
          </table:table-cell>
          <table:table-cell office:value-type="float" office:value="1" calcext:value-type="float">
            <text:p>1</text:p>
          </table:table-cell>
          <table:table-cell table:style-name="ce113" office:value-type="float" office:value="3" calcext:value-type="float">
            <text:p>3,00</text:p>
          </table:table-cell>
          <table:table-cell table:style-name="ce113" table:formula="of:=[.B3]*[.C3]" office:value-type="float" office:value="3" calcext:value-type="float">
            <text:p>3,00</text:p>
          </table:table-cell>
          <table:table-cell table:number-columns-repeated="1020"/>
        </table:table-row>
        <table:table-row table:style-name="ro18">
          <table:table-cell table:style-name="ce107" office:value-type="string" calcext:value-type="string">
            <text:p>Affiches </text:p>
          </table:table-cell>
          <table:table-cell office:value-type="float" office:value="8" calcext:value-type="float">
            <text:p>8</text:p>
          </table:table-cell>
          <table:table-cell table:style-name="ce113" office:value-type="float" office:value="1" calcext:value-type="float">
            <text:p>1,00</text:p>
          </table:table-cell>
          <table:table-cell table:style-name="ce113" table:formula="of:=[.B4]*[.C4]" office:value-type="float" office:value="8" calcext:value-type="float">
            <text:p>8,00</text:p>
          </table:table-cell>
          <table:table-cell table:number-columns-repeated="1020"/>
        </table:table-row>
        <table:table-row table:style-name="ro18">
          <table:table-cell table:style-name="ce107" office:value-type="string" calcext:value-type="string">
            <text:p>Flyers</text:p>
          </table:table-cell>
          <table:table-cell office:value-type="float" office:value="8" calcext:value-type="float">
            <text:p>8</text:p>
          </table:table-cell>
          <table:table-cell table:style-name="ce113" office:value-type="float" office:value="0.5" calcext:value-type="float">
            <text:p>0,50</text:p>
          </table:table-cell>
          <table:table-cell table:style-name="ce113" table:formula="of:=[.B5]*[.C5]" office:value-type="float" office:value="4" calcext:value-type="float">
            <text:p>4,00</text:p>
          </table:table-cell>
          <table:table-cell table:number-columns-repeated="1020"/>
        </table:table-row>
        <table:table-row table:style-name="ro18">
          <table:table-cell table:style-name="ce107" office:value-type="string" calcext:value-type="string">
            <text:p>Flyer PIF repiqué</text:p>
          </table:table-cell>
          <table:table-cell office:value-type="float" office:value="1" calcext:value-type="float">
            <text:p>1</text:p>
          </table:table-cell>
          <table:table-cell table:style-name="ce113" office:value-type="float" office:value="2" calcext:value-type="float">
            <text:p>2,00</text:p>
          </table:table-cell>
          <table:table-cell table:style-name="ce113" table:formula="of:=[.B6]*[.C6]" office:value-type="float" office:value="2" calcext:value-type="float">
            <text:p>2,00</text:p>
          </table:table-cell>
          <table:table-cell table:number-columns-repeated="1020"/>
        </table:table-row>
        <table:table-row table:style-name="ro18">
          <table:table-cell table:style-name="ce107" office:value-type="string" calcext:value-type="string">
            <text:p>Programme madeleines</text:p>
          </table:table-cell>
          <table:table-cell office:value-type="float" office:value="1" calcext:value-type="float">
            <text:p>1</text:p>
          </table:table-cell>
          <table:table-cell table:style-name="ce113" office:value-type="float" office:value="9" calcext:value-type="float">
            <text:p>9,00</text:p>
          </table:table-cell>
          <table:table-cell table:style-name="ce113" table:formula="of:=[.B7]*[.C7]" office:value-type="float" office:value="9" calcext:value-type="float">
            <text:p>9,00</text:p>
          </table:table-cell>
          <table:table-cell table:number-columns-repeated="1020"/>
        </table:table-row>
        <table:table-row table:style-name="ro18">
          <table:table-cell table:style-name="ce107" office:value-type="string" calcext:value-type="string">
            <text:p>Home d'été, web, édition web cas par cas, newsletter</text:p>
          </table:table-cell>
          <table:table-cell office:value-type="float" office:value="1" calcext:value-type="float">
            <text:p>1</text:p>
          </table:table-cell>
          <table:table-cell table:style-name="ce113" office:value-type="float" office:value="10" calcext:value-type="float">
            <text:p>10,00</text:p>
          </table:table-cell>
          <table:table-cell table:style-name="ce113" table:formula="of:=[.B8]*[.C8]" office:value-type="float" office:value="10" calcext:value-type="float">
            <text:p>10,00</text:p>
          </table:table-cell>
          <table:table-cell table:number-columns-repeated="1020"/>
        </table:table-row>
        <table:table-row table:style-name="ro18">
          <table:table-cell table:style-name="ce107" office:value-type="string" calcext:value-type="string">
            <text:p>Mur</text:p>
          </table:table-cell>
          <table:table-cell office:value-type="float" office:value="1" calcext:value-type="float">
            <text:p>1</text:p>
          </table:table-cell>
          <table:table-cell table:style-name="ce113" office:value-type="float" office:value="0.75" calcext:value-type="float">
            <text:p>0,75</text:p>
          </table:table-cell>
          <table:table-cell table:style-name="ce113" table:formula="of:=[.B9]*[.C9]" office:value-type="float" office:value="0.75" calcext:value-type="float">
            <text:p>0,75</text:p>
          </table:table-cell>
          <table:table-cell table:number-columns-repeated="1020"/>
        </table:table-row>
        <table:table-row table:style-name="ro18">
          <table:table-cell table:style-name="ce107"/>
          <table:table-cell table:number-columns-repeated="1023"/>
        </table:table-row>
        <table:table-row table:style-name="ro18">
          <table:table-cell table:style-name="ce107" office:value-type="string" calcext:value-type="string">
            <text:p>Total jours</text:p>
          </table:table-cell>
          <table:table-cell table:number-columns-repeated="2"/>
          <table:table-cell table:formula="of:=SUM([.D2:.D9])" office:value-type="float" office:value="105.75" calcext:value-type="float">
            <text:p>105,75</text:p>
          </table:table-cell>
          <table:table-cell table:number-columns-repeated="1020"/>
        </table:table-row>
        <table:table-row table:style-name="ro18">
          <table:table-cell table:style-name="ce107"/>
          <table:table-cell table:number-columns-repeated="3"/>
          <table:table-cell table:style-name="ce115"/>
          <table:table-cell table:number-columns-repeated="1019"/>
        </table:table-row>
        <table:table-row table:style-name="ro18">
          <table:table-cell table:style-name="ce107" office:value-type="string" calcext:value-type="string">
            <text:p>Total TVAC</text:p>
          </table:table-cell>
          <table:table-cell table:style-name="ce107"/>
          <table:table-cell table:style-name="ce114"/>
          <table:table-cell table:style-name="ce118" office:value-type="float" office:value="25000" calcext:value-type="float">
            <text:p>25.000,00 </text:p>
          </table:table-cell>
          <table:table-cell table:style-name="ce62"/>
          <table:table-cell table:number-columns-repeated="1019"/>
        </table:table-row>
        <table:table-row table:style-name="ro18">
          <table:table-cell table:style-name="ce107" office:value-type="string" calcext:value-type="string">
            <text:p>Total HTVA selon répartition 5/8 à 21% et 3/8 à 6%</text:p>
          </table:table-cell>
          <table:table-cell/>
          <table:table-cell table:style-name="ce114"/>
          <table:table-cell table:style-name="ce118" table:formula="of:=(([.D13]*0)/1.21)+(([.D13]*1)/1.06)" office:value-type="float" office:value="23584.9056603774" calcext:value-type="float">
            <text:p>23.584,91 </text:p>
          </table:table-cell>
          <table:table-cell/>
          <table:table-cell office:value-type="string" calcext:value-type="string">
            <text:p>demander à la conseillère!</text:p>
          </table:table-cell>
          <table:table-cell table:number-columns-repeated="1018"/>
        </table:table-row>
        <table:table-row table:style-name="ro18">
          <table:table-cell table:style-name="ce107" office:value-type="string" calcext:value-type="string">
            <text:p>Après coût Smart</text:p>
          </table:table-cell>
          <table:table-cell/>
          <table:table-cell table:style-name="ce114"/>
          <table:table-cell table:style-name="ce118" table:formula="of:=[.D14]-([.D14]*0.065)" office:value-type="float" office:value="22051.8867924528" calcext:value-type="float">
            <text:p>22.051,89 </text:p>
          </table:table-cell>
          <table:table-cell table:style-name="ce107"/>
          <table:table-cell table:number-columns-repeated="1019"/>
        </table:table-row>
        <table:table-row table:style-name="ro18">
          <table:table-cell table:style-name="ce107" office:value-type="string" calcext:value-type="string">
            <text:p>Fee OSP 10%</text:p>
          </table:table-cell>
          <table:table-cell table:number-columns-repeated="2"/>
          <table:table-cell table:style-name="ce116" table:formula="of:=[.D15]*0.1" office:value-type="float" office:value="2205.18867924528" calcext:value-type="float">
            <text:p>2.205,19 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Tom Lechner</text:p>
          </table:table-cell>
          <table:table-cell table:number-columns-repeated="2"/>
          <table:table-cell table:style-name="ce116" office:value-type="float" office:value="733" calcext:value-type="float">
            <text:p>733,00 </text:p>
          </table:table-cell>
          <table:table-cell table:number-columns-repeated="1020"/>
        </table:table-row>
        <table:table-row table:style-name="ro18">
          <table:table-cell table:style-name="ce107" office:value-type="string" calcext:value-type="string">
            <text:p>Par heure</text:p>
          </table:table-cell>
          <table:table-cell table:style-name="ce107"/>
          <table:table-cell table:style-name="ce114"/>
          <table:table-cell table:style-name="ce118" table:formula="of:=[.D19]/8" office:value-type="float" office:value="25.2715330746242" calcext:value-type="float">
            <text:p>25,27 </text:p>
          </table:table-cell>
          <table:table-cell table:style-name="ce62"/>
          <table:table-cell table:number-columns-repeated="1019"/>
        </table:table-row>
        <table:table-row table:style-name="ro18">
          <table:table-cell table:style-name="ce107" office:value-type="string" calcext:value-type="string">
            <text:p>Par jour</text:p>
          </table:table-cell>
          <table:table-cell/>
          <table:table-cell table:style-name="ce114"/>
          <table:table-cell table:style-name="ce118" table:formula="of:=(([.D14]-[.D16])/[.D11])" office:value-type="float" office:value="202.172264596994" calcext:value-type="float">
            <text:p>202,17 </text:p>
          </table:table-cell>
          <table:table-cell table:style-name="ce62"/>
          <table:table-cell table:number-columns-repeated="1019"/>
        </table:table-row>
        <table:table-row table:style-name="ro18">
          <table:table-cell table:number-columns-repeated="1024"/>
        </table:table-row>
        <table:table-row table:style-name="ro18">
          <table:table-cell table:style-name="ce109" office:value-type="string" calcext:value-type="string">
            <text:p>14 février → 26 mai inclus (programme + aff saison)</text:p>
          </table:table-cell>
          <table:table-cell table:style-name="ce109" office:value-type="string" calcext:value-type="string">
            <text:p>heures</text:p>
          </table:table-cell>
          <table:table-cell table:style-name="ce109" office:value-type="string" calcext:value-type="string">
            <text:p>total TTC</text:p>
          </table:table-cell>
          <table:table-cell table:style-name="ce109" table:number-columns-repeated="1021"/>
        </table:table-row>
        <table:table-row table:style-name="ro18">
          <table:table-cell office:value-type="string" calcext:value-type="string">
            <text:p>Ludi</text:p>
          </table:table-cell>
          <table:table-cell table:style-name="ce112" office:value-type="float" office:value="140.5" calcext:value-type="float">
            <text:p>140,5</text:p>
          </table:table-cell>
          <table:table-cell table:style-name="ce115" table:formula="of:=prixh2014*[.B22]" office:value-type="float" office:value="3550.6503969847" calcext:value-type="float">
            <text:p>3.550,65 </text:p>
          </table:table-cell>
          <table:table-cell table:style-name="ce115" table:formula="of:=[.C22]/2" office:value-type="float" office:value="1775.32519849235" calcext:value-type="float">
            <text:p>1.775,33 </text:p>
          </table:table-cell>
          <table:table-cell table:style-name="ce119" table:formula="of:=[.$D$33]/[.$D$30]*[.D22]" office:value-type="float" office:value="1045.41952535258" calcext:value-type="float">
            <text:p>1.045,42 </text:p>
          </table:table-cell>
          <table:table-cell table:style-name="ce115" table:formula="of:=[.C22]*0.66" office:value-type="float" office:value="2343.4292620099" calcext:value-type="float">
            <text:p>2.343,43 </text:p>
          </table:table-cell>
          <table:table-cell/>
          <table:table-cell table:formula="of:=SUM([.D22]*0.9)" office:value-type="float" office:value="1597.79267864312" calcext:value-type="float">
            <text:p>1597,79267864312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Steph</text:p>
          </table:table-cell>
          <table:table-cell table:style-name="ce112" office:value-type="float" office:value="191.2" calcext:value-type="float">
            <text:p>191,2</text:p>
          </table:table-cell>
          <table:table-cell table:style-name="ce115" table:formula="of:=prixh2014*[.B23]" office:value-type="float" office:value="4831.91712386815" calcext:value-type="float">
            <text:p>4.831,92 </text:p>
          </table:table-cell>
          <table:table-cell table:style-name="ce115" table:formula="of:=[.C23]/2" office:value-type="float" office:value="2415.95856193407" calcext:value-type="float">
            <text:p>2.415,96 </text:p>
          </table:table-cell>
          <table:table-cell table:style-name="ce119" table:formula="of:=[.$D$33]/[.$D$30]*[.D23]" office:value-type="float" office:value="1422.66343948338" calcext:value-type="float">
            <text:p>1.422,66 </text:p>
          </table:table-cell>
          <table:table-cell table:style-name="ce115" table:formula="of:=[.C23]*0.66" office:value-type="float" office:value="3189.06530175298" calcext:value-type="float">
            <text:p>3.189,07 </text:p>
          </table:table-cell>
          <table:table-cell/>
          <table:table-cell table:formula="of:=SUM([.D23]*0.9)" office:value-type="float" office:value="2174.36270574067" calcext:value-type="float">
            <text:p>2174,36270574067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Sarah</text:p>
          </table:table-cell>
          <table:table-cell table:style-name="ce112" office:value-type="float" office:value="114.5" calcext:value-type="float">
            <text:p>114,5</text:p>
          </table:table-cell>
          <table:table-cell table:style-name="ce115" table:formula="of:=prixh2014*[.B24]" office:value-type="float" office:value="2893.59053704447" calcext:value-type="float">
            <text:p>2.893,59 </text:p>
          </table:table-cell>
          <table:table-cell table:style-name="ce115" table:formula="of:=[.C24]/2" office:value-type="float" office:value="1446.79526852224" calcext:value-type="float">
            <text:p>1.446,80 </text:p>
          </table:table-cell>
          <table:table-cell table:style-name="ce119" table:formula="of:=[.$D$33]/[.$D$30]*[.D24]" office:value-type="float" office:value="851.961107849616" calcext:value-type="float">
            <text:p>851,96 </text:p>
          </table:table-cell>
          <table:table-cell table:style-name="ce115" table:formula="of:=[.C24]*0.66" office:value-type="float" office:value="1909.76975444935" calcext:value-type="float">
            <text:p>1.909,77 </text:p>
          </table:table-cell>
          <table:table-cell/>
          <table:table-cell table:formula="of:=SUM([.D24]*0.9)" office:value-type="float" office:value="1302.11574167001" calcext:value-type="float">
            <text:p>1302,11574167001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ierre</text:p>
          </table:table-cell>
          <table:table-cell table:style-name="ce112" office:value-type="float" office:value="104.5" calcext:value-type="float">
            <text:p>104,5</text:p>
          </table:table-cell>
          <table:table-cell table:style-name="ce115" table:formula="of:=prixh2014*[.B25]" office:value-type="float" office:value="2640.87520629823" calcext:value-type="float">
            <text:p>2.640,88 </text:p>
          </table:table-cell>
          <table:table-cell table:style-name="ce115" table:formula="of:=[.C25]/2" office:value-type="float" office:value="1320.43760314911" calcext:value-type="float">
            <text:p>1.320,44 </text:p>
          </table:table-cell>
          <table:table-cell table:style-name="ce119" table:formula="of:=[.$D$33]/[.$D$30]*[.D25]" office:value-type="float" office:value="777.554024194627" calcext:value-type="float">
            <text:p>777,55 </text:p>
          </table:table-cell>
          <table:table-cell table:style-name="ce115" table:formula="of:=[.C25]*0.66" office:value-type="float" office:value="1742.97763615683" calcext:value-type="float">
            <text:p>1.742,98 </text:p>
          </table:table-cell>
          <table:table-cell/>
          <table:table-cell table:formula="of:=SUM([.D25]*0.9)" office:value-type="float" office:value="1188.3938428342" calcext:value-type="float">
            <text:p>1188,3938428342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Christoph</text:p>
          </table:table-cell>
          <table:table-cell table:style-name="ce112" office:value-type="float" office:value="42" calcext:value-type="float">
            <text:p>42,0</text:p>
          </table:table-cell>
          <table:table-cell table:style-name="ce115" table:formula="of:=prixh2014*[.B26]" office:value-type="float" office:value="1061.40438913422" calcext:value-type="float">
            <text:p>1.061,40 </text:p>
          </table:table-cell>
          <table:table-cell table:style-name="ce115"/>
          <table:table-cell/>
          <table:table-cell table:style-name="ce115" table:formula="of:=[.C26]" office:value-type="float" office:value="1061.40438913422" calcext:value-type="float">
            <text:p>1.061,40 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Total heures</text:p>
          </table:table-cell>
          <table:table-cell table:style-name="ce112" table:formula="of:=SUM([.B22:.B26])" office:value-type="float" office:value="592.7" calcext:value-type="float">
            <text:p>592,7</text:p>
          </table:table-cell>
          <table:table-cell table:style-name="ce115" table:formula="of:=ph*[.B27]" office:value-type="float" office:value="15202.2976528864" calcext:value-type="float">
            <text:p>15.202,30 </text:p>
          </table:table-cell>
          <table:table-cell table:style-name="ce115"/>
          <table:table-cell/>
          <table:table-cell table:style-name="ce116" table:formula="of:=[.D17]" office:value-type="float" office:value="733" calcext:value-type="float">
            <text:p>733,00 </text:p>
          </table:table-cell>
          <table:table-cell table:number-columns-repeated="1018"/>
        </table:table-row>
        <table:table-row table:style-name="ro18">
          <table:table-cell table:number-columns-repeated="1024"/>
        </table:table-row>
        <table:table-row table:style-name="ro18">
          <table:table-cell office:value-type="string" calcext:value-type="string">
            <text:p>27 mai →</text:p>
          </table:table-cell>
          <table:table-cell table:number-columns-repeated="1023"/>
        </table:table-row>
        <table:table-row table:style-name="ro18">
          <table:table-cell table:number-columns-repeated="3"/>
          <table:table-cell table:style-name="ce115" table:formula="of:=SUM([.D22];[.D23];[.D24];[.D25];[.C26];[.D17])" office:value-type="float" office:value="8752.92102123199" calcext:value-type="float">
            <text:p>8.752,92 </text:p>
          </table:table-cell>
          <table:table-cell/>
          <table:table-cell table:style-name="ce115" table:formula="of:=SUM([.F22:.F27])" office:value-type="float" office:value="10979.6463435033" calcext:value-type="float">
            <text:p>10.979,65 </text:p>
          </table:table-cell>
          <table:table-cell table:number-columns-repeated="2"/>
          <table:table-cell office:value-type="float" office:value="7720.73" calcext:value-type="float">
            <text:p>7720,73</text:p>
          </table:table-cell>
          <table:table-cell table:formula="of:=SUM([.I30]*0.9)" office:value-type="float" office:value="6948.657" calcext:value-type="float">
            <text:p>6948,657</text:p>
          </table:table-cell>
          <table:table-cell table:number-columns-repeated="1014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 office:value-type="string" calcext:value-type="string">
            <text:p>Total sans les heures de Tom et Christoph</text:p>
          </table:table-cell>
          <table:table-cell table:number-columns-repeated="2"/>
          <table:table-cell table:style-name="ce115" table:formula="of:=[.J30]-[.D17]-[.C26]" office:value-type="float" office:value="5154.25261086578" calcext:value-type="float">
            <text:p>5.154,25 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 table:style-name="ce110" office:value-type="string" calcext:value-type="string">
            <text:p>27 mai → 27 octobre </text:p>
          </table:table-cell>
          <table:table-cell table:style-name="ce110" table:number-columns-repeated="1023"/>
        </table:table-row>
        <table:table-row table:style-name="ro18">
          <table:table-cell office:value-type="string" calcext:value-type="string">
            <text:p>Ludi</text:p>
          </table:table-cell>
          <table:table-cell office:value-type="float" office:value="52" calcext:value-type="float">
            <text:p>52</text:p>
          </table:table-cell>
          <table:table-cell table:style-name="ce116" table:formula="of:=prixh2014*[.B36]" office:value-type="float" office:value="1314.11971988046" calcext:value-type="float">
            <text:p>1.314,12 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Steph</text:p>
          </table:table-cell>
          <table:table-cell table:style-name="ce113" office:value-type="float" office:value="56.4" calcext:value-type="float">
            <text:p>56,40</text:p>
          </table:table-cell>
          <table:table-cell table:style-name="ce116" table:formula="of:=prixh2014*[.B37]" office:value-type="float" office:value="1425.3144654088" calcext:value-type="float">
            <text:p>1.425,31 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Sarah</text:p>
          </table:table-cell>
          <table:table-cell office:value-type="float" office:value="31" calcext:value-type="float">
            <text:p>31</text:p>
          </table:table-cell>
          <table:table-cell table:style-name="ce116" table:formula="of:=prixh2014*[.B38]" office:value-type="float" office:value="783.41752531335" calcext:value-type="float">
            <text:p>783,42 </text:p>
          </table:table-cell>
          <table:table-cell table:number-columns-repeated="1021"/>
        </table:table-row>
        <table:table-row table:style-name="ro18" table:number-rows-repeated="1048537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Print_Area" table:base-cell-address="$'2014-2015'.$A$1" table:expression="#REF!"/>
          <table:named-expression table:name="Sheet_Title" table:base-cell-address="$'2014-2015'.$A$1" table:expression="&quot;2014-2015&quot;"/>
        </table:named-expressions>
      </table:table>
      <table:named-expressions>
        <table:named-range table:name="ph" table:base-cell-address="$2011_2012.$D$14" table:cell-range-address="$'2013-2014'.$D$17" table:range-usable-as="repeat-column repeat-row filter print-range"/>
        <table:named-range table:name="pj" table:base-cell-address="$2011_2012.$A$1" table:cell-range-address="$2012_2013.$D$25" table:range-usable-as="repeat-column repeat-row filter print-range"/>
        <table:named-range table:name="prixh2014" table:base-cell-address="$2011_2012.$D$17" table:cell-range-address="$'2014-2015'.$D$18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number number:decimal-places="15" number:min-integer-digits="1" number:grouping="true"/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writing-mode="lr-tb" gnm:style-print="" style:print="charts drawings objects"/>
      <style:header-style>
        <style:header-footer-properties fo:min-height="1.27cm" fo:margin-left="0cm" fo:margin-right="0cm" fo:margin-bottom="0cm" fo:border="none" fo:padding="0cm" style:shadow="none"/>
      </style:header-style>
      <style:footer-style>
        <style:header-footer-properties fo:min-height="1.27cm" fo:margin-left="0cm" fo:margin-right="0cm" fo:margin-top="0cm" fo:border="none" fo:padding="0cm" style:shadow="none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1_5f_2012" style:display-name="2011_2012" style:page-layout-name="Mpm3">
      <style:header/>
      <style:header-left style:display="false"/>
      <style:footer/>
      <style:footer-left style:display="false"/>
    </style:master-page>
    <style:master-page style:name="_32_012_5f_2013" style:display-name="2012_2013" style:page-layout-name="Mpm3">
      <style:header/>
      <style:header-left style:display="false"/>
      <style:footer/>
      <style:footer-left style:display="false"/>
    </style:master-page>
    <style:master-page style:name="_32_013-2014" style:display-name="2013-2014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4-2015" style:display-name="2014-2015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7T18:00:50.587235412</dc:date>
    <meta:print-date>2106-02-06T22:28:16Z</meta:print-date>
    <meta:creation-date>2106-02-06T22:28:16Z</meta:creation-date>
    <meta:editing-cycles>62</meta:editing-cycles>
    <meta:editing-duration>PT12H34M27S</meta:editing-duration>
    <meta:generator>LibreOffice/4.2.6.3$Linux_x86 LibreOffice_project/420m0$Build-3</meta:generator>
    <meta:document-statistic meta:table-count="4" meta:cell-count="549" meta:object-count="0"/>
  </office:meta>
</office:document-meta>
</file>